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71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" style:family="graphic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solid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5" style:family="graphic">
      <style:graphic-properties draw:stroke="solid" svg:stroke-width="0.026cm" svg:stroke-color="#000000" draw:stroke-linejoin="miter" draw:fill="none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>
      <style:graphic-properties draw:stroke="dash" draw:stroke-dash="Dash_20_10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9" style:family="graphic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>
      <style:graphic-properties draw:stroke="solid" svg:stroke-width="0.026cm" svg:stroke-color="#000000" draw:stroke-linejoin="miter" draw:fill="solid" draw:fill-color="#993366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dash" draw:stroke-dash="Dash_20_11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2" style:family="graphic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>
      <style:graphic-properties draw:stroke="solid" svg:stroke-width="0.212cm" svg:stroke-color="#ff0000" draw:stroke-linejoin="miter" draw:fill="none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non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5" style:family="graphic">
      <style:graphic-properties draw:stroke="solid" svg:stroke-width="0.106cm" svg:stroke-color="#ff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6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7" style:family="graphic">
      <style:graphic-properties draw:stroke="solid" svg:stroke-width="0.106cm" svg:stroke-color="#ff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8" style:family="graphic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>
      <style:graphic-properties draw:stroke="solid" svg:stroke-width="0.026cm" svg:stroke-color="#000000" draw:marker-end="Çizgi_20_ucu_20_1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0" style:family="graphic">
      <style:graphic-properties draw:stroke="solid" svg:stroke-width="0.026cm" svg:stroke-color="#000000" draw:marker-end="Çizgi_20_ucu_20_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1" style:family="graphic">
      <style:graphic-properties draw:stroke="solid" svg:stroke-width="0.026cm" svg:stroke-color="#000000" draw:marker-end="Çizgi_20_ucu_20_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2" style:family="graphic">
      <style:graphic-properties draw:stroke="solid" svg:stroke-width="0.026cm" svg:stroke-color="#000000" draw:marker-end="Çizgi_20_ucu_20_4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3" style:family="graphic">
      <style:graphic-properties draw:stroke="solid" svg:stroke-width="0.026cm" svg:stroke-color="#000000" draw:marker-end="Çizgi_20_ucu_20_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4" style:family="graphic">
      <style:graphic-properties draw:stroke="solid" svg:stroke-width="0.026cm" svg:stroke-color="#000000" draw:marker-end="Çizgi_20_ucu_20_6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5" style:family="graphic">
      <style:graphic-properties draw:stroke="solid" svg:stroke-width="0.026cm" svg:stroke-color="#000000" draw:marker-end="Çizgi_20_ucu_20_7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6" style:family="graphic">
      <style:graphic-properties draw:stroke="solid" svg:stroke-width="0.026cm" svg:stroke-color="#000000" draw:marker-end="Çizgi_20_ucu_20_8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7" style:family="graphic">
      <style:graphic-properties draw:stroke="solid" svg:stroke-width="0.026cm" svg:stroke-color="#000000" draw:marker-end="Çizgi_20_ucu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8" style:family="graphic">
      <style:graphic-properties draw:stroke="solid" svg:stroke-width="0.026cm" svg:stroke-color="#000000" draw:marker-end="Çizgi_20_ucu_20_10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9" style:family="graphic">
      <style:graphic-properties draw:stroke="solid" svg:stroke-width="0.026cm" svg:stroke-color="#000000" draw:marker-end="Çizgi_20_ucu_20_11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0" style:family="graphic">
      <style:graphic-properties draw:stroke="solid" svg:stroke-width="0.026cm" svg:stroke-color="#000000" draw:marker-end="Çizgi_20_ucu_20_1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1" style:family="graphic">
      <style:graphic-properties draw:stroke="solid" svg:stroke-width="0.026cm" svg:stroke-color="#000000" draw:marker-end="Çizgi_20_ucu_20_1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2" style:family="graphic">
      <style:graphic-properties draw:stroke="solid" svg:stroke-width="0.026cm" svg:stroke-color="#000000" draw:marker-end="Çizgi_20_ucu_20_14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3" style:family="graphic">
      <style:graphic-properties draw:stroke="solid" svg:stroke-width="0.026cm" svg:stroke-color="#000000" draw:marker-end="Çizgi_20_ucu_20_1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4" style:family="graphic">
      <style:graphic-properties draw:stroke="solid" svg:stroke-width="0.026cm" svg:stroke-color="#000000" draw:marker-end="Çizgi_20_ucu_20_16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5" style:family="graphic">
      <style:graphic-properties draw:stroke="solid" svg:stroke-width="0.026cm" svg:stroke-color="#000000" draw:marker-end="Çizgi_20_ucu_20_17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6" style:family="graphic">
      <style:graphic-properties draw:stroke="solid" svg:stroke-width="0.026cm" svg:stroke-color="#000000" draw:marker-end="Çizgi_20_ucu_20_18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7" style:family="graphic">
      <style:graphic-properties draw:stroke="solid" svg:stroke-width="0.026cm" svg:stroke-color="#000000" draw:marker-end="Çizgi_20_ucu_20_1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8" style:family="graphic">
      <style:graphic-properties draw:stroke="solid" svg:stroke-width="0.026cm" svg:stroke-color="#000000" draw:marker-end="Çizgi_20_ucu_20_20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9" style:family="graphic">
      <style:graphic-properties draw:stroke="solid" svg:stroke-width="0.026cm" svg:stroke-color="#000000" draw:marker-end="Çizgi_20_ucu_20_21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0" style:family="graphic">
      <style:graphic-properties draw:stroke="solid" svg:stroke-width="0.026cm" svg:stroke-color="#000000" draw:marker-end="Çizgi_20_ucu_20_2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1" style:family="graphic">
      <style:graphic-properties draw:stroke="solid" svg:stroke-width="0.026cm" svg:stroke-color="#000000" draw:marker-end="Çizgi_20_ucu_20_2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2" style:family="graphic">
      <style:graphic-properties draw:stroke="solid" svg:stroke-width="0.026cm" svg:stroke-color="#000000" draw:marker-end="Çizgi_20_ucu_20_24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3" style:family="graphic">
      <style:graphic-properties draw:stroke="solid" svg:stroke-width="0.026cm" svg:stroke-color="#000000" draw:marker-end="Çizgi_20_ucu_20_2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4" style:family="graphic">
      <style:graphic-properties draw:stroke="solid" svg:stroke-width="0.026cm" svg:stroke-color="#000000" draw:marker-end="Çizgi_20_ucu_20_26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5" style:family="graphic">
      <style:graphic-properties draw:stroke="solid" svg:stroke-width="0.026cm" svg:stroke-color="#000000" draw:marker-end="Çizgi_20_ucu_20_27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6" style:family="graphic">
      <style:graphic-properties draw:stroke="solid" svg:stroke-width="0.026cm" svg:stroke-color="#000000" draw:marker-end="Çizgi_20_ucu_20_28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7" style:family="graphic">
      <style:graphic-properties draw:stroke="solid" svg:stroke-width="0.026cm" svg:stroke-color="#000000" draw:marker-end="Çizgi_20_ucu_20_2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8" style:family="graphic">
      <style:graphic-properties draw:stroke="solid" svg:stroke-width="0.026cm" svg:stroke-color="#000000" draw:marker-end="Çizgi_20_ucu_20_30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9" style:family="graphic">
      <style:graphic-properties draw:stroke="solid" svg:stroke-width="0.026cm" svg:stroke-color="#000000" draw:marker-end="Çizgi_20_ucu_20_31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50" style:family="graphic">
      <style:graphic-properties draw:stroke="solid" svg:stroke-width="0.026cm" svg:stroke-color="#000000" draw:marker-end="Çizgi_20_ucu_20_3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51" style:family="graphic">
      <style:graphic-properties draw:stroke="solid" svg:stroke-width="0.026cm" svg:stroke-color="#000000" draw:marker-end="Çizgi_20_ucu_20_3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5.87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8.419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091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3.97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609cm" fo:min-width="0cm" fo:padding-top="0.13cm" fo:padding-bottom="0.13cm" fo:padding-left="0.25cm" fo:padding-right="0.25cm" fo:wrap-option="wrap" draw:shadow-color="#777777"/>
    </style:style>
    <style:style style:name="pr13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3.551cm" fo:min-width="0cm" fo:padding-top="0.13cm" fo:padding-bottom="0.13cm" fo:padding-left="0.25cm" fo:padding-right="0.25cm" fo:wrap-option="wrap" draw:shadow-color="#777777"/>
    </style:style>
    <style:style style:name="pr1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777777"/>
    </style:style>
    <style:style style:name="pr1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996cm" fo:min-width="0cm" fo:padding-top="0.13cm" fo:padding-bottom="0.13cm" fo:padding-left="0.25cm" fo:padding-right="0.25cm" fo:wrap-option="wrap" draw:shadow-color="#777777"/>
    </style:style>
    <style:style style:name="pr1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9cm" fo:min-width="0cm" fo:padding-top="0.127cm" fo:padding-bottom="0.127cm" fo:padding-left="0.254cm" fo:padding-right="0.254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4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529cm" fo:margin-bottom="0cm" fo:text-indent="0cm"/>
    </style:style>
    <style:style style:name="P6" style:family="paragraph">
      <style:paragraph-properties fo:margin-left="0cm" fo:margin-right="0cm" fo:margin-top="0.088cm" fo:margin-bottom="0cm" fo:text-indent="0cm"/>
    </style:style>
    <style:style style:name="P7" style:family="paragraph">
      <style:paragraph-properties fo:margin-left="0cm" fo:margin-right="0cm" fo:margin-top="0.617cm" fo:margin-bottom="0cm" fo:text-indent="0cm"/>
    </style:style>
    <style:style style:name="P8" style:family="paragraph">
      <style:paragraph-properties fo:margin-left="0cm" fo:margin-right="0cm" fo:margin-top="0.105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2.531cm" fo:margin-right="0cm" fo:margin-top="0.105cm" fo:margin-bottom="0cm" fo:text-indent="-0.649cm"/>
    </style:style>
    <style:style style:name="P11" style:family="paragraph">
      <style:paragraph-properties fo:margin-left="0cm" fo:margin-right="0cm" fo:margin-top="0.105cm" fo:margin-bottom="0cm" fo:line-height="100%" fo:text-indent="0cm"/>
    </style:style>
    <style:style style:name="P12" style:family="paragraph">
      <style:paragraph-properties fo:margin-left="0cm" fo:margin-right="0cm" fo:margin-top="0.617cm" fo:margin-bottom="0cm" fo:line-height="80%" fo:text-indent="0cm"/>
    </style:style>
    <style:style style:name="P13" style:family="paragraph">
      <style:paragraph-properties fo:margin-left="0cm" fo:margin-right="0cm" fo:margin-top="0.617cm" fo:margin-bottom="0cm" fo:line-height="70%" fo:text-indent="0cm"/>
    </style:style>
    <style:style style:name="P14" style:family="paragraph">
      <style:paragraph-properties fo:margin-left="0cm" fo:margin-right="0cm" fo:margin-top="0.617cm" fo:margin-bottom="0cm" fo:line-height="90%" fo:text-indent="0cm"/>
    </style:style>
    <style:style style:name="P15" style:family="paragraph">
      <style:paragraph-properties fo:margin-left="0cm" fo:margin-right="0cm" fo:margin-top="0.105cm" fo:margin-bottom="0cm" fo:line-height="90%" fo:text-indent="0cm"/>
    </style:style>
    <style:style style:name="P16" style:family="paragraph">
      <style:paragraph-properties fo:margin-left="0.621cm" fo:margin-right="0cm" fo:margin-top="0.529cm" fo:margin-bottom="0cm" fo:text-indent="-0.621cm"/>
    </style:style>
    <style:style style:name="P17" style:family="paragraph">
      <style:paragraph-properties fo:margin-left="0.621cm" fo:margin-right="0cm" fo:margin-top="0.529cm" fo:margin-bottom="0cm" fo:line-height="100%" fo:text-indent="-0.621cm"/>
    </style:style>
    <style:style style:name="P18" style:family="paragraph">
      <style:paragraph-properties fo:margin-left="0.621cm" fo:margin-right="0cm" fo:margin-top="0.529cm" fo:margin-bottom="0cm" fo:line-height="100%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P19" style:family="paragraph">
      <style:paragraph-properties fo:margin-left="0cm" fo:margin-right="0cm" fo:margin-top="0.529cm" fo:margin-bottom="0cm" fo:line-height="90%" fo:text-indent="0cm"/>
    </style:style>
    <style:style style:name="P20" style:family="paragraph">
      <style:paragraph-properties fo:margin-left="0.621cm" fo:margin-right="0cm" fo:margin-top="0.396cm" fo:margin-bottom="0cm" fo:line-height="90%" fo:text-indent="-0.621cm"/>
    </style:style>
    <style:style style:name="P21" style:family="paragraph">
      <style:paragraph-properties fo:margin-left="0.621cm" fo:margin-right="0cm" fo:margin-top="0.396cm" fo:margin-bottom="0cm" fo:line-height="90%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T1" style:family="text">
      <style:text-properties fo:color="#0000ff"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47a00" fo:font-weight="bold" style:font-weight-asian="bold" style:font-weight-complex="bold"/>
    </style:style>
    <style:style style:name="T12" style:family="text">
      <style:text-properties fo:color="#ff0000"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color="#ff0000"/>
    </style:style>
    <style:style style:name="T1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19" style:family="text">
      <style:text-properties fo:color="#00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22" style:family="text">
      <style:text-properties fo:font-size="24pt" fo:language="en" fo:country="US" style:font-size-asian="24pt" style:font-size-complex="24pt"/>
    </style:style>
    <style:style style:name="T23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21cm"/>
        <style:text-properties fo:font-family="Helvetica" style:font-family-generic="swiss" style:font-pitch="variable" fo:color="#ff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</office:automatic-styles>
  <office:body>
    <office:presentation>
      <draw:page draw:name="Optimizing Malloc and Free" draw:style-name="dp1" draw:master-page-name="Başlık1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Optimizing Malloc and Free</text:span></text:p>
              </text:list-header>
            </text:list>
          </draw:text-box>
        </draw:frame>
        <draw:frame presentation:style-name="pr2" draw:text-style-name="P2" draw:layer="layout" svg:width="17.78cm" svg:height="6.13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Professor Jennifer Rexford</text:span></text:p>
                <text:p text:style-name="P3"><text:span text:style-name="T2">COS 217</text:span></text:p>
                <text:p text:style-name="P3"><text:span text:style-name="T2"><text:line-break/></text:span><text:span text:style-name="T2">Reading: Section 8.7 in K&amp;R book</text:span></text:p>
                <text:p text:style-name="P3"><text:span text:style-name="T2">http://gee.cs.oswego.edu/dl/html/malloc.html</text:span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of This Lectur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oals of This Lectur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Brief review of K&amp;R imple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ircular linked list of free chunks, with pointer and size in header</text:span></text:p>
                    <text:list>
                      <text:list-item>
                        <text:p text:style-name="P6"><text:span text:style-name="T3">Malloc: first-fit algorithm, with splitting</text:span></text:p>
                      </text:list-item>
                      <text:list-item>
                        <text:p text:style-name="P6"><text:span text:style-name="T3">Free: coalescing with adjacent chunks, if they are free</text:span></text:p>
                      </text:list-item>
                    </text:list>
                  </text:list-item>
                  <text:list-item>
                    <text:p text:style-name="P6"><text:span text:style-name="T3">Limitations</text:span></text:p>
                    <text:list>
                      <text:list-item>
                        <text:p text:style-name="P6"><text:span text:style-name="T3">Fragmentation of memory due to first-fit strategy</text:span></text:p>
                      </text:list-item>
                      <text:list-item>
                        <text:p text:style-name="P6"><text:span text:style-name="T3">Linear time to scan the list during </text:span><text:span text:style-name="T4">malloc</text:span><text:span text:style-name="T3"> and </text:span><text:span text:style-name="T4">fre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Optimizations related to assignment #4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lacement choice, splitting, and coalescing</text:span></text:p>
                  </text:list-item>
                  <text:list-item>
                    <text:p text:style-name="P6"><text:span text:style-name="T3">Faster free</text:span></text:p>
                    <text:list>
                      <text:list-item>
                        <text:p text:style-name="P6"><text:span text:style-name="T3">Size information in both header and footer</text:span></text:p>
                      </text:list-item>
                      <text:list-item>
                        <text:p text:style-name="P6"><text:span text:style-name="T3">Next and previous free-list pointers in header and footer</text:span></text:p>
                      </text:list-item>
                    </text:list>
                  </text:list-item>
                  <text:list-item>
                    <text:p text:style-name="P6"><text:span text:style-name="T3">Faster malloc</text:span></text:p>
                    <text:list>
                      <text:list-item>
                        <text:p text:style-name="P6"><text:span text:style-name="T3">Separate free list for free chunks of different sizes</text:span></text:p>
                      </text:list-item>
                      <text:list-item>
                        <text:p text:style-name="P6"><text:span text:style-name="T3">One bin per chunk size, or one bin for a range of siz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 Chunk: Pointer, Size, Data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 Chunk: Pointer, Size, Data</text:p>
              </text:list-header>
            </text:list>
          </draw:text-box>
        </draw:frame>
        <draw:frame presentation:style-name="pr7" draw:text-style-name="P2" draw:layer="layout" svg:width="23.495cm" svg:height="5.08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Free chunk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Pointer to the next chunk</text:span></text:p>
                  </text:list-item>
                  <text:list-item>
                    <text:p text:style-name="P8"><text:span text:style-name="T6">Size of the chunk</text:span></text:p>
                  </text:list-item>
                  <text:list-item>
                    <text:p text:style-name="P8"><text:span text:style-name="T6">User data</text:span></text:p>
                    <text:p text:style-name="P8"><text:span text:style-name="T6"/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7.992cm" svg:height="4.445cm" svg:x="5.08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16cm" svg:height="4.445cm" svg:x="3.387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4.445cm" svg:x="5.292cm" svg:y="11.43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9.102cm" svg:y1="9.737cm" svg:x2="9.102cm" svg:y2="11.218cm">
          <text:p/>
        </draw:line>
        <draw:custom-shape draw:style-name="gr3" draw:text-style-name="P2" draw:layer="layout" svg:width="11.082cm" svg:height="1.277cm" svg:x="8.584cm" svg:y="8.467cm">
          <text:list text:style-name="L5">
            <text:list-header>
              <text:p text:style-name="P4"><text:span text:style-name="T7">p </text:span>(address returned to the user)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868cm" svg:height="1.277cm" svg:x="14.397cm" svg:y="12.912cm">
          <text:list text:style-name="L5">
            <text:list-header>
              <text:p text:style-name="P4"><text:span text:style-name="T7">user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814cm" svg:height="1.277cm" svg:x="6.146cm" svg:y="13.123cm">
          <text:list text:style-name="L5">
            <text:list-header>
              <text:p text:style-name="P4"><text:span text:style-name="T7">s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857cm" svg:height="2.716cm" svg:x="4.128cm" svg:y="14.429cm">
          <text:p/>
          <draw:enhanced-geometry svg:viewBox="0 0 648 656" draw:type="non-primitive" draw:enhanced-path="M 24 40  C 12 20 0 0 24 88  C 48 176 64 480 168 568  C 272 656 460 636 648 616  N"/>
        </draw:custom-shape>
        <draw:custom-shape draw:style-name="gr5" draw:text-style-name="P2" draw:layer="layout" svg:width="1.059cm" svg:height="2.116cm" svg:x="12.488cm" svg:y="4.6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2.763cm" svg:height="1.277cm" svg:x="13.761cm" svg:y="5.08cm">
          <text:list text:style-name="L5">
            <text:list-header>
              <text:p text:style-name="P4">header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 List: Circular Linked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 List: Circular Linked Lis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Free chunks, linked togeth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Example: circular linked lis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Keep list in order of increasing address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Makes it easier to coalesce adjacent free chunks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683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15.038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43cm" svg:x2="5.08cm" svg:y2="13.335cm">
          <text:p/>
        </draw:line>
        <draw:custom-shape draw:style-name="gr3" draw:text-style-name="P2" draw:layer="layout" svg:width="3.262cm" svg:height="1.277cm" svg:x="1.27cm" svg:y="10.16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1.975cm" svg:x="5.115cm" svg:y="11.64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1.482cm" svg:x="12.7cm" svg:y="11.853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2.469cm" svg:x="5.292cm" svg:y="10.866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presentation:notes draw:style-name="dp2">
          <draw:page-thumbnail draw:layer="layout" svg:width="13.428cm" svg:height="10.072cm" svg:x="3.545cm" svg:y="1.967cm" draw:page-number="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lloc: First-Fit Algorithm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3">Malloc: First-Fit Algorithm</text:span></text:p>
              </text:list-header>
            </text:list>
          </draw:text-box>
        </draw:frame>
        <draw:frame presentation:style-name="pr8" draw:text-style-name="P2" draw:layer="layout" svg:width="23.495cm" svg:height="8.678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tart at the beginning of the list</text:span></text:p>
              </text:list-item>
              <text:list-item>
                <text:p text:style-name="P7"><text:span text:style-name="T5">Sequence through the li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Keep a pointer to the previous el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Stop when reaching first chunk that is big enoug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Patch up the list</text:span></text:p>
                  </text:list-item>
                  <text:list-item>
                    <text:p text:style-name="P8"><text:span text:style-name="T6">Return a chunk to the user</text:span></text:p>
                    <text:p text:style-name="P8"><text:span text:style-name="T6"/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2.54cm" svg:height="1.905cm" svg:x="2.117cm" svg:y="16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905cm" svg:x="6.985cm" svg:y="16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87cm" svg:height="1.905cm" svg:x="9.948cm" svg:y="16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905cm" svg:x="14.817cm" svg:y="16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8cm" svg:height="1.905cm" svg:x="19.262cm" svg:y="16.087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4.657cm" svg:y1="16.933cm" svg:x2="6.985cm" svg:y2="16.933cm">
          <text:p/>
        </draw:line>
        <draw:line draw:style-name="gr2" draw:text-style-name="P9" draw:layer="layout" svg:x1="8.467cm" svg:y1="16.933cm" svg:x2="9.948cm" svg:y2="16.933cm">
          <text:p/>
        </draw:line>
        <draw:line draw:style-name="gr2" draw:text-style-name="P9" draw:layer="layout" svg:x1="13.335cm" svg:y1="16.933cm" svg:x2="14.817cm" svg:y2="16.933cm">
          <text:p/>
        </draw:line>
        <draw:line draw:style-name="gr2" draw:text-style-name="P9" draw:layer="layout" svg:x1="17.357cm" svg:y1="16.933cm" svg:x2="19.262cm" svg:y2="16.933cm">
          <text:p/>
        </draw:line>
        <draw:line draw:style-name="gr2" draw:text-style-name="P9" draw:layer="layout" svg:x1="1.693cm" svg:y1="15.028cm" svg:x2="2.752cm" svg:y2="16.087cm">
          <text:p/>
        </draw:line>
        <draw:line draw:style-name="gr2" draw:text-style-name="P9" draw:id="id2" draw:layer="layout" svg:x1="3.81cm" svg:y1="15.028cm" svg:x2="3.81cm" svg:y2="16.087cm">
          <text:p/>
        </draw:line>
        <draw:line draw:style-name="gr2" draw:text-style-name="P9" draw:id="id4" draw:layer="layout" svg:x1="7.62cm" svg:y1="15.028cm" svg:x2="7.62cm" svg:y2="16.087cm">
          <text:p/>
        </draw:line>
        <draw:custom-shape draw:style-name="gr3" draw:text-style-name="P2" draw:id="id1" draw:layer="layout" svg:width="0.925cm" svg:height="1.277cm" svg:x="3.392cm" svg:y="13.758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3" draw:layer="layout" svg:width="0.925cm" svg:height="1.277cm" svg:x="7.202cm" svg:y="13.758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5" draw:layer="layout" svg:width="2.009cm" svg:height="1.277cm" svg:x="2.966cm" svg:y="13.758cm">
          <text:list text:style-name="L5">
            <text:list-header>
              <text:p text:style-name="P4"><text:span text:style-name="T3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id="id7" draw:layer="layout" svg:x1="11.43cm" svg:y1="15.028cm" svg:x2="11.43cm" svg:y2="16.087cm">
          <text:p/>
        </draw:line>
        <draw:custom-shape draw:style-name="gr3" draw:text-style-name="P2" draw:id="id6" draw:layer="layout" svg:width="0.925cm" svg:height="1.277cm" svg:x="11.012cm" svg:y="13.758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id="id8" draw:layer="layout" svg:x1="7.62cm" svg:y1="15.028cm" svg:x2="7.62cm" svg:y2="16.087cm">
          <text:p/>
        </draw:line>
        <draw:custom-shape draw:style-name="gr3" draw:text-style-name="P2" draw:id="id9" draw:layer="layout" svg:width="2.009cm" svg:height="1.277cm" svg:x="6.776cm" svg:y="13.758cm">
          <text:list text:style-name="L5">
            <text:list-header>
              <text:p text:style-name="P4"><text:span text:style-name="T3">prev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2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lloc: First Case, A Perfect Fi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3">Malloc: First Case, A Perfect Fit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uppose the first fit is a perfect f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Remove the chunk from the list</text:span></text:p>
                  </text:list-item>
                  <text:list-item>
                    <text:p text:style-name="P8"><text:span text:style-name="T6">Link the previous free chunk with the next free chunk</text:span></text:p>
                  </text:list-item>
                  <text:list-item>
                    <text:p text:style-name="P8"><text:span text:style-name="T6">Return the current <text:s/>to the user (skipping header)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2.54cm" svg:height="1.905cm" svg:x="2.117cm" svg:y="14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905cm" svg:x="6.985cm" svg:y="14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87cm" svg:height="1.905cm" svg:x="9.948cm" svg:y="14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905cm" svg:x="14.817cm" svg:y="14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8cm" svg:height="1.905cm" svg:x="19.262cm" svg:y="14.393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4.657cm" svg:y1="15.24cm" svg:x2="6.985cm" svg:y2="15.24cm">
          <text:p/>
        </draw:line>
        <draw:line draw:style-name="gr2" draw:text-style-name="P9" draw:layer="layout" svg:x1="8.467cm" svg:y1="15.24cm" svg:x2="9.948cm" svg:y2="15.24cm">
          <text:p/>
        </draw:line>
        <draw:line draw:style-name="gr2" draw:text-style-name="P9" draw:layer="layout" svg:x1="13.335cm" svg:y1="15.24cm" svg:x2="14.817cm" svg:y2="15.24cm">
          <text:p/>
        </draw:line>
        <draw:line draw:style-name="gr2" draw:text-style-name="P9" draw:layer="layout" svg:x1="17.357cm" svg:y1="15.24cm" svg:x2="19.262cm" svg:y2="15.24cm">
          <text:p/>
        </draw:line>
        <draw:line draw:style-name="gr2" draw:text-style-name="P9" draw:layer="layout" svg:x1="1.693cm" svg:y1="13.335cm" svg:x2="2.752cm" svg:y2="14.393cm">
          <text:p/>
        </draw:line>
        <draw:line draw:style-name="gr2" draw:text-style-name="P9" draw:layer="layout" svg:x1="7.62cm" svg:y1="13.335cm" svg:x2="7.62cm" svg:y2="14.393cm">
          <text:p/>
        </draw:line>
        <draw:line draw:style-name="gr2" draw:text-style-name="P9" draw:layer="layout" svg:x1="10.372cm" svg:y1="13.335cm" svg:x2="10.372cm" svg:y2="14.393cm">
          <text:p/>
        </draw:line>
        <draw:custom-shape draw:style-name="gr3" draw:text-style-name="P2" draw:layer="layout" svg:width="0.925cm" svg:height="1.277cm" svg:x="9.953cm" svg:y="12.065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7.62cm" svg:y1="13.335cm" svg:x2="7.62cm" svg:y2="14.393cm">
          <text:p/>
        </draw:line>
        <draw:custom-shape draw:style-name="gr3" draw:text-style-name="P2" draw:layer="layout" svg:width="2.009cm" svg:height="1.277cm" svg:x="6.776cm" svg:y="12.065cm">
          <text:list text:style-name="L5">
            <text:list-header>
              <text:p text:style-name="P4"><text:span text:style-name="T3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35cm" svg:height="1.835cm" svg:x="8.467cm" svg:y="15.522cm">
          <text:p/>
          <draw:enhanced-geometry svg:viewBox="0 0 1440 416" draw:type="non-primitive" draw:enhanced-path="M 0 32  C 12 28 24 24 48 32  C 72 40 104 24 144 80  C 184 136 144 320 288 368  C 432 416 840 392 1008 368  C 1176 344 1240 280 1296 224  C 1352 168 1320 64 1344 32  C 1368 0 1404 16 1440 32  N"/>
        </draw:custom-shape>
        <draw:custom-shape draw:style-name="gr6" draw:text-style-name="P2" draw:layer="layout" svg:width="0.847cm" svg:height="1.905cm" svg:x="9.948cm" svg:y="14.393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1.43cm" svg:y1="12.277cm" svg:x2="11.43cm" svg:y2="14.393cm">
          <text:p/>
        </draw:line>
        <draw:custom-shape draw:style-name="gr3" draw:text-style-name="P2" draw:layer="layout" svg:width="1.827cm" svg:height="1.277cm" svg:x="10.587cm" svg:y="11.007cm">
          <text:list text:style-name="L5">
            <text:list-header>
              <text:p text:style-name="P4">p+1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lloc: Second Case: Big Chunk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3">Malloc: Second Case: Big Chunk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uppose the chunk is bigger than requeste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ivide the free chunk into two chunks</text:span></text:p>
                  </text:list-item>
                  <text:list-item>
                    <text:p text:style-name="P8"><text:span text:style-name="T6">Keep first (now smaller) chunk in the free list</text:span></text:p>
                  </text:list-item>
                  <text:list-item>
                    <text:p text:style-name="P8"><text:span text:style-name="T6">Allocate the second chunk to the us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0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6" draw:text-style-name="P2" draw:layer="layout" svg:width="7.62cm" svg:height="3.81cm" svg:x="2.328cm" svg:y="12.91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2.752cm" svg:y1="11.853cm" svg:x2="2.756cm" svg:y2="12.912cm">
          <text:p/>
        </draw:line>
        <draw:custom-shape draw:style-name="gr3" draw:text-style-name="P2" draw:layer="layout" svg:width="0.925cm" svg:height="1.277cm" svg:x="2.333cm" svg:y="10.58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847cm" svg:height="3.81cm" svg:x="2.328cm" svg:y="12.9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2cm" svg:height="3.81cm" svg:x="14.817cm" svg:y="12.91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20.108cm" svg:y1="11.853cm" svg:x2="20.113cm" svg:y2="12.912cm">
          <text:p/>
        </draw:line>
        <draw:custom-shape draw:style-name="gr3" draw:text-style-name="P2" draw:layer="layout" svg:width="0.925cm" svg:height="1.277cm" svg:x="19.69cm" svg:y="10.58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846cm" svg:height="3.81cm" svg:x="14.817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847cm" svg:height="3.81cm" svg:x="19.685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3.81cm" svg:x="20.532cm" svg:y="12.9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43cm" svg:height="1.517cm" svg:x="2.752cm" svg:y="16.722cm">
          <text:p/>
          <draw:enhanced-geometry svg:viewBox="0 0 1824 344" draw:type="non-primitive" draw:enhanced-path="M 0 0  C 32 116 64 232 144 288  C 224 344 200 328 480 336  C 760 344 1292 340 1824 336  N"/>
        </draw:custom-shape>
        <draw:custom-shape draw:style-name="gr4" draw:text-style-name="P2" draw:layer="layout" svg:width="8.043cm" svg:height="1.517cm" svg:x="15.452cm" svg:y="16.722cm">
          <text:p/>
          <draw:enhanced-geometry svg:viewBox="0 0 1824 344" draw:type="non-primitive" draw:enhanced-path="M 0 0  C 32 116 64 232 144 288  C 224 344 200 328 480 336  C 760 344 1292 340 1824 336  N"/>
        </draw:custom-shape>
        <draw:custom-shape draw:style-name="gr10" draw:text-style-name="P2" draw:layer="layout" svg:width="3.175cm" svg:height="1.693cm" svg:x="10.79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User passes a pointer to the memory chunk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void free(void *ap);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Free function inserts chunk into the li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Identify the start of entry </text:span></text:p>
                  </text:list-item>
                  <text:list-item>
                    <text:p text:style-name="P8"><text:span text:style-name="T6">Find the location in the free list</text:span></text:p>
                  </text:list-item>
                  <text:list-item>
                    <text:p text:style-name="P8"><text:span text:style-name="T6">Add to the list, coalescing entries, if needed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6"/></text:p>
              </text:list-header>
            </text:list>
          </draw:text-box>
        </draw:frame>
        <draw:custom-shape draw:style-name="gr6" draw:text-style-name="P2" draw:layer="layout" svg:width="7.62cm" svg:height="3.81cm" svg:x="8.467cm" svg:y="13.97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8.89cm" svg:y1="12.912cm" svg:x2="8.894cm" svg:y2="13.97cm">
          <text:p/>
        </draw:line>
        <draw:custom-shape draw:style-name="gr6" draw:text-style-name="P2" draw:layer="layout" svg:width="0.846cm" svg:height="3.81cm" svg:x="8.467cm" svg:y="13.97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9.944cm" svg:y1="12.912cm" svg:x2="9.948cm" svg:y2="13.97cm">
          <text:p/>
        </draw:line>
        <draw:custom-shape draw:style-name="gr3" draw:text-style-name="P2" draw:layer="layout" svg:width="1.302cm" svg:height="1.277cm" svg:x="9.317cm" svg:y="11.642cm">
          <text:list text:style-name="L5">
            <text:list-header>
              <text:p text:style-name="P4">a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8.259cm" svg:y="11.642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: Finding Location to Inser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: Finding Location to Insert</text:p>
              </text:list-header>
            </text:list>
          </draw:text-box>
        </draw:frame>
        <draw:frame presentation:style-name="pr9" draw:text-style-name="P2" draw:layer="layout" svg:width="23.495cm" svg:height="6.35cm" svg:x="1.269cm" svg:y="3.387cm" presentation:class="outline" presentation:user-transformed="true">
          <draw:text-box>
            <text:list text:style-name="L3">
              <text:list-item>
                <text:p text:style-name="P5">Start at the beginning</text:p>
              </text:list-item>
              <text:list-item>
                <text:p text:style-name="P5">Sequence through the list</text:p>
              </text:list-item>
              <text:list-item>
                <text:p text:style-name="P5">Stop at last entry before the to-be-freed element</text:p>
              </text:list-item>
            </text:list>
          </draw:text-box>
        </draw:frame>
        <draw:custom-shape draw:style-name="gr6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754cm" svg:height="2.293cm" svg:x="14.401cm" svg:y="14.393cm">
          <text:list text:style-name="L8">
            <text:list-header>
              <text:p text:style-name="P1"><text:span text:style-name="T10">FREE</text:span></text:p>
              <text:p text:style-name="P1"><text:span text:style-name="T10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47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43cm" svg:x2="5.08cm" svg:y2="13.335cm">
          <text:p/>
        </draw:line>
        <draw:custom-shape draw:style-name="gr3" draw:text-style-name="P2" draw:layer="layout" svg:width="3.262cm" svg:height="1.277cm" svg:x="1.27cm" svg:y="10.16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3.245cm" svg:x="5.115cm" svg:y="10.37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2.963cm" svg:x="12.7cm" svg:y="10.372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4.233cm" svg:x="5.292cm" svg:y="9.102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2" draw:text-style-name="P9" draw:layer="layout" svg:x1="15.998cm" svg:y1="12.277cm" svg:x2="16.003cm" svg:y2="13.335cm">
          <text:p/>
        </draw:line>
        <draw:custom-shape draw:style-name="gr3" draw:text-style-name="P2" draw:layer="layout" svg:width="1.349cm" svg:height="1.277cm" svg:x="15.368cm" svg:y="11.007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12.488cm" svg:y1="12.277cm" svg:x2="12.493cm" svg:y2="13.335cm">
          <text:p/>
        </draw:line>
        <draw:custom-shape draw:style-name="gr3" draw:text-style-name="P2" draw:layer="layout" svg:width="0.925cm" svg:height="1.277cm" svg:x="11.982cm" svg:y="11.007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: Handling Corner Cas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: Handling Corner Cases</text:p>
              </text:list-header>
            </text:list>
          </draw:text-box>
        </draw:frame>
        <draw:frame presentation:style-name="pr10" draw:text-style-name="P2" draw:layer="layout" svg:width="23.495cm" svg:height="4.233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Check for wrap-around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To-be-freed chunk is before first entry in the free list, or</text:span></text:p>
                  </text:list-item>
                  <text:list-item>
                    <text:p text:style-name="P8"><text:span text:style-name="T6">To-be-freed chunk is after the last entry in the free list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22.013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4cm" svg:height="4.445cm" svg:x="14.393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15.033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754cm" svg:height="2.293cm" svg:x="1.701cm" svg:y="14.393cm">
          <text:list text:style-name="L8">
            <text:list-header>
              <text:p text:style-name="P1"><text:span text:style-name="T10">FREE</text:span></text:p>
              <text:p text:style-name="P1"><text:span text:style-name="T10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47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4.022cm" svg:y1="11.43cm" svg:x2="5.08cm" svg:y2="13.335cm">
          <text:p/>
        </draw:line>
        <draw:custom-shape draw:style-name="gr3" draw:text-style-name="P2" draw:layer="layout" svg:width="3.262cm" svg:height="1.277cm" svg:x="2.117cm" svg:y="9.737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3.245cm" svg:x="5.115cm" svg:y="10.37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2.328cm" svg:x="12.7cm" svg:y="11.007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3.81cm" svg:x="5.292cm" svg:y="9.525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2" draw:text-style-name="P9" draw:layer="layout" svg:x1="2.452cm" svg:y1="12.277cm" svg:x2="2.456cm" svg:y2="13.335cm">
          <text:p/>
        </draw:line>
        <draw:custom-shape draw:style-name="gr3" draw:text-style-name="P2" draw:layer="layout" svg:width="1.349cm" svg:height="1.277cm" svg:x="1.821cm" svg:y="11.007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18.415cm" svg:y1="12.277cm" svg:x2="18.419cm" svg:y2="13.335cm">
          <text:p/>
        </draw:line>
        <draw:custom-shape draw:style-name="gr3" draw:text-style-name="P2" draw:layer="layout" svg:width="0.925cm" svg:height="1.277cm" svg:x="17.908cm" svg:y="11.007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ree: Inserting Into Free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ree: Inserting Into Free List</text:p>
              </text:list-header>
            </text:list>
          </draw:text-box>
        </draw:frame>
        <draw:frame presentation:style-name="pr11" draw:text-style-name="P2" draw:layer="layout" svg:width="23.495cm" svg:height="8.043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New element to add to free list</text:span></text:p>
              </text:list-item>
              <text:list-item>
                <text:p text:style-name="P7"><text:span text:style-name="T5">Insert in between previous and next entries</text:span></text:p>
              </text:list-item>
              <text:list-item>
                <text:p text:style-name="P7"><text:span text:style-name="T5">But, there may be opportunities to coalesce</text:span></text:p>
              </text:list-item>
            </text:list>
          </draw:text-box>
        </draw:frame>
        <draw:custom-shape draw:style-name="gr6" draw:text-style-name="P2" draw:layer="layout" svg:width="2.54cm" svg:height="1.905cm" svg:x="2.117cm" svg:y="15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905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87cm" svg:height="1.905cm" svg:x="10.16cm" svg:y="13.1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905cm" svg:x="14.817cm" svg:y="15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68cm" svg:height="1.905cm" svg:x="19.262cm" svg:y="15.24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4.657cm" svg:y1="16.087cm" svg:x2="6.985cm" svg:y2="16.087cm">
          <text:p/>
        </draw:line>
        <draw:line draw:style-name="gr11" draw:text-style-name="P9" draw:layer="layout" svg:x1="8.467cm" svg:y1="15.662cm" svg:x2="10.16cm" svg:y2="13.969cm">
          <text:p/>
        </draw:line>
        <draw:line draw:style-name="gr11" draw:text-style-name="P9" draw:layer="layout" svg:x1="13.547cm" svg:y1="13.97cm" svg:x2="14.817cm" svg:y2="15.663cm">
          <text:p/>
        </draw:line>
        <draw:line draw:style-name="gr2" draw:text-style-name="P9" draw:layer="layout" svg:x1="17.357cm" svg:y1="16.087cm" svg:x2="19.262cm" svg:y2="16.087cm">
          <text:p/>
        </draw:line>
        <draw:line draw:style-name="gr2" draw:text-style-name="P9" draw:layer="layout" svg:x1="1.693cm" svg:y1="14.182cm" svg:x2="2.752cm" svg:y2="15.24cm">
          <text:p/>
        </draw:line>
        <draw:line draw:style-name="gr2" draw:text-style-name="P9" draw:layer="layout" svg:x1="7.62cm" svg:y1="14.182cm" svg:x2="7.62cm" svg:y2="15.24cm">
          <text:p/>
        </draw:line>
        <draw:line draw:style-name="gr2" draw:text-style-name="P9" draw:layer="layout" svg:x1="10.583cm" svg:y1="12.065cm" svg:x2="10.583cm" svg:y2="13.123cm">
          <text:p/>
        </draw:line>
        <draw:custom-shape draw:style-name="gr3" draw:text-style-name="P2" draw:layer="layout" svg:width="1.349cm" svg:height="1.277cm" svg:x="9.864cm" svg:y="10.795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7.62cm" svg:y1="14.182cm" svg:x2="7.62cm" svg:y2="15.24cm">
          <text:p/>
        </draw:line>
        <draw:custom-shape draw:style-name="gr3" draw:text-style-name="P2" draw:layer="layout" svg:width="0.925cm" svg:height="1.277cm" svg:x="7.202cm" svg:y="12.912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847cm" svg:height="1.905cm" svg:x="10.16cm" svg:y="13.123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8.467cm" svg:y1="16.087cm" svg:x2="14.817cm" svg:y2="16.087cm">
          <text:p/>
        </draw:line>
        <draw:line draw:style-name="gr2" draw:text-style-name="P9" draw:layer="layout" svg:x1="15.575cm" svg:y1="14.182cm" svg:x2="15.575cm" svg:y2="15.24cm">
          <text:p/>
        </draw:line>
        <draw:line draw:style-name="gr2" draw:text-style-name="P9" draw:layer="layout" svg:x1="15.575cm" svg:y1="14.182cm" svg:x2="15.575cm" svg:y2="15.24cm">
          <text:p/>
        </draw:line>
        <draw:custom-shape draw:style-name="gr3" draw:text-style-name="P2" draw:layer="layout" svg:width="3.173cm" svg:height="1.277cm" svg:x="15.153cm" svg:y="12.912cm">
          <text:list text:style-name="L5">
            <text:list-header>
              <text:p text:style-name="P4"><text:span text:style-name="T3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ing With Neighbo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alescing With Neighbo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canning the list finds the location for inserti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Pointer to to-be-freed element: </text:span><text:span text:style-name="T9">bp</text:span></text:p>
                  </text:list-item>
                  <text:list-item>
                    <text:p text:style-name="P8"><text:span text:style-name="T6">Pointer to previous element in free list: </text:span><text:span text:style-name="T9">p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alescing into larger free chunk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Check if contiguous to upper and lower neighbors</text:span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2.013cm" svg:height="4.445cm" svg:x="1.905cm" svg:y="13.758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7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0.583cm" svg:y="13.7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4cm" svg:height="4.445cm" svg:x="14.393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817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754cm" svg:height="2.293cm" svg:x="14.401cm" svg:y="14.817cm">
          <text:list text:style-name="L8">
            <text:list-header>
              <text:p text:style-name="P1"><text:span text:style-name="T10">FREE</text:span></text:p>
              <text:p text:style-name="P1"><text:span text:style-name="T10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472cm" svg:y="14.817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853cm" svg:x2="5.08cm" svg:y2="13.758cm">
          <text:p/>
        </draw:line>
        <draw:custom-shape draw:style-name="gr3" draw:text-style-name="P2" draw:layer="layout" svg:width="3.262cm" svg:height="1.277cm" svg:x="1.27cm" svg:y="10.583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3.246cm" svg:x="5.115cm" svg:y="10.795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2.963cm" svg:x="12.7cm" svg:y="10.795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4.021cm" svg:x="5.292cm" svg:y="9.737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2" draw:text-style-name="P9" draw:layer="layout" svg:x1="15.998cm" svg:y1="12.7cm" svg:x2="16.003cm" svg:y2="13.758cm">
          <text:p/>
        </draw:line>
        <draw:custom-shape draw:style-name="gr3" draw:text-style-name="P2" draw:layer="layout" svg:width="1.349cm" svg:height="1.277cm" svg:x="15.368cm" svg:y="11.43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12.488cm" svg:y1="12.7cm" svg:x2="12.493cm" svg:y2="13.758cm">
          <text:p/>
        </draw:line>
        <draw:custom-shape draw:style-name="gr3" draw:text-style-name="P2" draw:layer="layout" svg:width="0.925cm" svg:height="1.277cm" svg:x="11.982cm" svg:y="11.4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21cm" svg:height="1.277cm" svg:x="11.223cm" svg:y="15.452cm">
          <text:list text:style-name="L9">
            <text:list-header>
              <text:p text:style-name="P1"><text:span text:style-name="T11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65cm" svg:height="1.277cm" svg:x="18.787cm" svg:y="15.452cm">
          <text:list text:style-name="L9">
            <text:list-header>
              <text:p text:style-name="P1"><text:span text:style-name="T11">upp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e With Upper Neighbo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alesce With Upper Neighbor</text:p>
              </text:list-header>
            </text:list>
          </draw:text-box>
        </draw:frame>
        <draw:frame presentation:style-name="pr12" draw:text-style-name="P2" draw:layer="layout" svg:width="23.495cm" svg:height="4.868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Check if next part of memory is in the free list</text:span></text:p>
              </text:list-item>
              <text:list-item>
                <text:p text:style-name="P13"><text:span text:style-name="T5">If so, make into one bigger chunk</text:span></text:p>
              </text:list-item>
              <text:list-item>
                <text:p text:style-name="P7"><text:span text:style-name="T5">Else, simply point to the next free element</text:span></text:p>
              </text:list-item>
            </text:list>
          </draw:text-box>
        </draw:frame>
        <draw:custom-shape draw:style-name="gr6" draw:text-style-name="P2" draw:layer="layout" svg:width="4.657cm" svg:height="4.445cm" svg:x="8.043cm" svg:y="10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3cm" svg:height="4.445cm" svg:x="5.08cm" svg:y="10.37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5.503cm" svg:y1="9.313cm" svg:x2="5.508cm" svg:y2="10.372cm">
          <text:p/>
        </draw:line>
        <draw:custom-shape draw:style-name="gr3" draw:text-style-name="P2" draw:layer="layout" svg:width="1.349cm" svg:height="1.277cm" svg:x="4.873cm" svg:y="8.043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65cm" svg:height="1.277cm" svg:x="9.531cm" svg:y="11.853cm">
          <text:list text:style-name="L9">
            <text:list-header>
              <text:p text:style-name="P1"><text:span text:style-name="T11">up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58cm" svg:height="4.445cm" svg:x="5.08cm" svg:y="10.3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9cm" svg:height="4.445cm" svg:x="8.043cm" svg:y="10.3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.27cm" svg:y="10.37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.782cm" svg:y1="9.313cm" svg:x2="1.786cm" svg:y2="10.372cm">
          <text:p/>
        </draw:line>
        <draw:custom-shape draw:style-name="gr3" draw:text-style-name="P2" draw:layer="layout" svg:width="0.925cm" svg:height="1.277cm" svg:x="1.275cm" svg:y="8.04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8.343cm" svg:y1="9.313cm" svg:x2="8.348cm" svg:y2="10.372cm">
          <text:p/>
        </draw:line>
        <draw:custom-shape draw:style-name="gr3" draw:text-style-name="P2" draw:layer="layout" svg:width="3.173cm" svg:height="1.277cm" svg:x="7.198cm" svg:y="8.043cm">
          <text:list text:style-name="L5">
            <text:list-header>
              <text:p text:style-name="P4"><text:span text:style-name="T3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7.62cm" svg:height="4.445cm" svg:x="5.08cm" svg:y="10.3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562cm" svg:height="4.445cm" svg:x="18.415cm" svg:y="14.18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7.78cm" svg:y1="13.123cm" svg:x2="17.784cm" svg:y2="14.182cm">
          <text:p/>
        </draw:line>
        <draw:custom-shape draw:style-name="gr6" draw:text-style-name="P2" draw:layer="layout" svg:width="1.058cm" svg:height="4.445cm" svg:x="17.357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3.547cm" svg:y="14.18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4.058cm" svg:y1="13.123cm" svg:x2="14.063cm" svg:y2="14.182cm">
          <text:p/>
        </draw:line>
        <draw:custom-shape draw:style-name="gr3" draw:text-style-name="P2" draw:layer="layout" svg:width="0.925cm" svg:height="1.277cm" svg:x="13.552cm" svg:y="11.85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173cm" svg:height="1.277cm" svg:x="16.511cm" svg:y="11.853cm">
          <text:list text:style-name="L5">
            <text:list-header>
              <text:p text:style-name="P4"><text:span text:style-name="T3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7.62cm" svg:height="4.445cm" svg:x="17.357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8cm" svg:height="4.445cm" svg:x="1.27cm" svg:y="10.3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8cm" svg:height="4.445cm" svg:x="13.547cm" svg:y="14.1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45cm" svg:height="2.963cm" svg:x="7.832cm" svg:y="15.238cm">
          <text:p/>
          <draw:enhanced-geometry svg:viewBox="0 0 21600 21600" draw:text-areas="0 0 21600 21600" draw:mirror-vertic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2">
          <draw:page-thumbnail draw:layer="layout" svg:width="13.428cm" svg:height="10.072cm" svg:x="3.545cm" svg:y="1.967cm" draw:page-number="1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alesce With Lower Neighbor" draw:style-name="dp1" draw:master-page-name="Varsayılan" presentation:presentation-page-layout-name="AL2T1">
        <draw:custom-shape draw:style-name="gr6" draw:text-style-name="P2" draw:layer="layout" svg:width="3.81cm" svg:height="4.445cm" svg:x="8.255cm" svg:y="9.73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alesce With Lower Neighbor</text:p>
              </text:list-header>
            </text:list>
          </draw:text-box>
        </draw:frame>
        <draw:frame presentation:style-name="pr13" draw:text-style-name="P2" draw:layer="layout" svg:width="23.495cm" svg:height="3.81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Check if previous part of memory is in the free list</text:span></text:p>
              </text:list-item>
              <text:list-item>
                <text:p text:style-name="P7"><text:span text:style-name="T5">If so, make into one bigger chunk</text:span></text:p>
              </text:list-item>
            </text:list>
          </draw:text-box>
        </draw:frame>
        <draw:custom-shape draw:style-name="gr7" draw:text-style-name="P2" draw:layer="layout" svg:width="2.963cm" svg:height="4.445cm" svg:x="5.292cm" svg:y="9.737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5.715cm" svg:y1="8.678cm" svg:x2="5.719cm" svg:y2="9.737cm">
          <text:p/>
        </draw:line>
        <draw:custom-shape draw:style-name="gr3" draw:text-style-name="P2" draw:layer="layout" svg:width="1.349cm" svg:height="1.277cm" svg:x="5.084cm" svg:y="7.408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058cm" svg:height="4.445cm" svg:x="5.292cm" svg:y="9.7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8cm" svg:height="4.445cm" svg:x="8.255cm" svg:y="9.7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.482cm" svg:y="9.737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.993cm" svg:y1="8.678cm" svg:x2="1.998cm" svg:y2="9.737cm">
          <text:p/>
        </draw:line>
        <draw:custom-shape draw:style-name="gr3" draw:text-style-name="P2" draw:layer="layout" svg:width="0.925cm" svg:height="1.277cm" svg:x="1.487cm" svg:y="7.408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21cm" svg:height="1.277cm" svg:x="2.122cm" svg:y="11.43cm">
          <text:list text:style-name="L9">
            <text:list-header>
              <text:p text:style-name="P1"><text:span text:style-name="T11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8.555cm" svg:y1="8.678cm" svg:x2="8.559cm" svg:y2="9.737cm">
          <text:p/>
        </draw:line>
        <draw:custom-shape draw:style-name="gr3" draw:text-style-name="P2" draw:layer="layout" svg:width="3.173cm" svg:height="1.277cm" svg:x="7.409cm" svg:y="7.408cm">
          <text:list text:style-name="L5">
            <text:list-header>
              <text:p text:style-name="P4"><text:span text:style-name="T3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6.773cm" svg:height="4.445cm" svg:x="1.482cm" svg:y="9.7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21.378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9cm" svg:height="4.445cm" svg:x="21.378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773cm" svg:height="4.445cm" svg:x="14.605cm" svg:y="14.182cm">
          <text:p/>
          <draw:enhanced-geometry svg:viewBox="0 0 21600 21600" draw:type="rectangle" draw:enhanced-path="M 0 0 L 21600 0 21600 21600 0 21600 0 0 Z N"/>
        </draw:custom-shape>
        <draw:line draw:style-name="gr2" draw:text-style-name="P9" draw:layer="layout" svg:x1="15.117cm" svg:y1="13.123cm" svg:x2="15.121cm" svg:y2="14.182cm">
          <text:p/>
        </draw:line>
        <draw:custom-shape draw:style-name="gr3" draw:text-style-name="P2" draw:layer="layout" svg:width="0.925cm" svg:height="1.277cm" svg:x="14.61cm" svg:y="11.85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1.678cm" svg:y1="13.123cm" svg:x2="21.683cm" svg:y2="14.182cm">
          <text:p/>
        </draw:line>
        <draw:custom-shape draw:style-name="gr3" draw:text-style-name="P2" draw:layer="layout" svg:width="3.173cm" svg:height="1.277cm" svg:x="20.533cm" svg:y="11.853cm">
          <text:list text:style-name="L5">
            <text:list-header>
              <text:p text:style-name="P4"><text:span text:style-name="T3">p-&gt;s.p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58cm" svg:height="4.445cm" svg:x="14.605cm" svg:y="14.1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773cm" svg:height="4.445cm" svg:x="14.605cm" svg:y="14.1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3.386cm" svg:x="7.197cm" svg:y="14.817cm">
          <text:p/>
          <draw:enhanced-geometry svg:viewBox="0 0 21600 21600" draw:text-areas="0 0 21600 21600" draw:mirror-vertic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presentation:notes draw:style-name="dp2">
          <draw:page-thumbnail draw:layer="layout" svg:width="13.428cm" svg:height="10.072cm" svg:x="3.545cm" svg:y="1.967cm" draw:page-number="1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K&amp;R Malloc and 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3">K&amp;R Malloc and Free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Advantag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implicity of the cod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Optimiza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oving free-list pointer is left at the last place a chunk was allocated</text:span></text:p>
                  </text:list-item>
                  <text:list-item>
                    <text:p text:style-name="P6"><text:span text:style-name="T3">Splitting large free chunks to avoid wasting space</text:span></text:p>
                  </text:list-item>
                  <text:list-item>
                    <text:p text:style-name="P6"><text:span text:style-name="T3">Coalescing contiguous free chunks to reduce fragment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Limita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efficient use of memory: fragmentation</text:span></text:p>
                    <text:list>
                      <text:list-item>
                        <text:p text:style-name="P6"><text:span text:style-name="T3">Best-fit policy can leave lots of “holes” of free chunks in memory</text:span></text:p>
                      </text:list-item>
                    </text:list>
                  </text:list-item>
                  <text:list-item>
                    <text:p text:style-name="P6"><text:span text:style-name="T3">Long execution times: linear-time overhead</text:span></text:p>
                    <text:list>
                      <text:list-item>
                        <text:p text:style-name="P6"><text:span text:style-name="T3">Malloc scans the free list to find a big-enough chunk</text:span></text:p>
                      </text:list-item>
                      <text:list-item>
                        <text:p text:style-name="P6"><text:span text:style-name="T3">Free scans the free list to find where to insert a chun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rovements: Placemen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mprovements: Placemen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item>
                <text:p text:style-name="P5"><text:span text:style-name="T12">Placement:</text:span><text:span text:style-name="T3"> reducing frag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ciding which free chunk to use to satisfy a </text:span><text:span text:style-name="T4">malloc()</text:span><text:span text:style-name="T3"> request</text:span></text:p>
                  </text:list-item>
                  <text:list-item>
                    <text:p text:style-name="P6"><text:span text:style-name="T3">K&amp;R uses “first fit” (really, “next fit”)</text:span></text:p>
                    <text:list>
                      <text:list-item>
                        <text:p text:style-name="P6"><text:span text:style-name="T3">Example: </text:span><text:span text:style-name="T4">malloc(8)</text:span><text:span text:style-name="T3"> would choose the 20-byte chunk</text:span></text:p>
                      </text:list-item>
                    </text:list>
                  </text:list-item>
                  <text:list-item>
                    <text:p text:style-name="P6"><text:span text:style-name="T13">Alternative</text:span><text:span text:style-name="T3">: “best fit” or “good fit” to avoid wasting space</text:span></text:p>
                    <text:list>
                      <text:list-item>
                        <text:p text:style-name="P6"><text:span text:style-name="T3">Example: </text:span><text:span text:style-name="T4">malloc(8)</text:span><text:span text:style-name="T3"> would choose the 8-byte chun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2.013cm" svg:height="4.445cm" svg:x="1.905cm" svg:y="13.335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2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22cm" svg:height="4.445cm" svg:x="13.335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683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14.614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43cm" svg:x2="5.08cm" svg:y2="13.335cm">
          <text:p/>
        </draw:line>
        <draw:custom-shape draw:style-name="gr3" draw:text-style-name="P2" draw:layer="layout" svg:width="3.262cm" svg:height="1.277cm" svg:x="1.27cm" svg:y="10.16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1.975cm" svg:x="5.115cm" svg:y="11.64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1.482cm" svg:x="12.7cm" svg:y="11.853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2.469cm" svg:x="5.292cm" svg:y="10.866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custom-shape draw:style-name="gr3" draw:text-style-name="P2" draw:layer="layout" svg:width="1.349cm" svg:height="1.277cm" svg:x="5.508cm" svg:y="15.028cm">
          <text:list text:style-name="L5">
            <text:list-header>
              <text:p text:style-name="P4">2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558cm" svg:y="14.817cm">
          <text:list text:style-name="L5">
            <text:list-header>
              <text:p text:style-name="P4">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19.601cm" svg:y="14.817cm">
          <text:list text:style-name="L5">
            <text:list-header>
              <text:p text:style-name="P4">50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rovements: Splitting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mprovements: Splitting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item>
                <text:p text:style-name="P5"><text:span text:style-name="T12">Splitting:</text:span><text:span text:style-name="T3"> avoiding wasted memor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ubdividing a large free chunk, and giving part to the user</text:span></text:p>
                  </text:list-item>
                  <text:list-item>
                    <text:p text:style-name="P6"><text:span text:style-name="T3">K&amp;R </text:span><text:span text:style-name="T4">malloc()</text:span><text:span text:style-name="T3"> does splitting whenever the free chunk is too big</text:span></text:p>
                    <text:list>
                      <text:list-item>
                        <text:p text:style-name="P6"><text:span text:style-name="T3">Example: </text:span><text:span text:style-name="T4">malloc(14)</text:span><text:span text:style-name="T3"> splits the 20-byte chunk</text:span></text:p>
                      </text:list-item>
                    </text:list>
                  </text:list-item>
                  <text:list-item>
                    <text:p text:style-name="P6"><text:span text:style-name="T13">Alternative</text:span><text:span text:style-name="T3">: selective splitting, only when the savings is big enough</text:span></text:p>
                    <text:list>
                      <text:list-item>
                        <text:p text:style-name="P6"><text:span text:style-name="T3">Example: </text:span><text:span text:style-name="T4">malloc(14)</text:span><text:span text:style-name="T3"> allocates the entire 20-byte chun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2.013cm" svg:height="4.445cm" svg:x="1.905cm" svg:y="13.335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2cm" svg:height="4.445cm" svg:x="10.583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022cm" svg:height="4.445cm" svg:x="13.335cm" svg:y="13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683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14.614cm" svg:y="14.393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43cm" svg:x2="5.08cm" svg:y2="13.335cm">
          <text:p/>
        </draw:line>
        <draw:custom-shape draw:style-name="gr3" draw:text-style-name="P2" draw:layer="layout" svg:width="3.262cm" svg:height="1.277cm" svg:x="1.27cm" svg:y="10.16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1.975cm" svg:x="5.115cm" svg:y="11.642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1.482cm" svg:x="12.7cm" svg:y="11.853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2.469cm" svg:x="5.292cm" svg:y="10.866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custom-shape draw:style-name="gr3" draw:text-style-name="P2" draw:layer="layout" svg:width="0.925cm" svg:height="1.277cm" svg:x="11.558cm" svg:y="14.817cm">
          <text:list text:style-name="L5">
            <text:list-header>
              <text:p text:style-name="P4">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19.601cm" svg:y="14.817cm">
          <text:list text:style-name="L5">
            <text:list-header>
              <text:p text:style-name="P4">5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5.508cm" svg:y="15.028cm">
          <text:list text:style-name="L5">
            <text:list-header>
              <text:p text:style-name="P4">20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rovements: Coalescing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mprovements: Coalescing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item>
                <text:p text:style-name="P5"><text:span text:style-name="T14">Coalescing:</text:span> reducing fragmentation</text:p>
              </text:list-item>
            </text:list>
            <text:list text:style-name="L4">
              <text:list-item>
                <text:list>
                  <text:list-item>
                    <text:p text:style-name="P6">Combining contiguous free chunks into a larger free chunk</text:p>
                  </text:list-item>
                  <text:list-item>
                    <text:p text:style-name="P6">K&amp;R does coalescing in <text:span text:style-name="T15">free()</text:span> whenever possible</text:p>
                    <text:list>
                      <text:list-item>
                        <text:p text:style-name="P6">Example: combine free chunk with lower and upper neighbors</text:p>
                      </text:list-item>
                    </text:list>
                  </text:list-item>
                  <text:list-item>
                    <text:p text:style-name="P6"><text:span text:style-name="T16">Alternative</text:span>: deferred coalescing, done only intermittently</text:p>
                    <text:list>
                      <text:list-item>
                        <text:p text:style-name="P6">Example: wait, and coalesce many entries at a time lat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2.013cm" svg:height="4.445cm" svg:x="1.905cm" svg:y="13.758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1.905cm" svg:y="13.7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4.445cm" svg:x="8.255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4.445cm" svg:x="10.583cm" svg:y="13.7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4cm" svg:height="4.445cm" svg:x="14.393cm" svg:y="13.7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79cm" svg:height="2.293cm" svg:x="2.122cm" svg:y="14.817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754cm" svg:height="2.293cm" svg:x="14.401cm" svg:y="14.817cm">
          <text:list text:style-name="L8">
            <text:list-header>
              <text:p text:style-name="P1"><text:span text:style-name="T10">FREE</text:span></text:p>
              <text:p text:style-name="P1"><text:span text:style-name="T10">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79cm" svg:height="2.293cm" svg:x="8.472cm" svg:y="14.817cm">
          <text:list text:style-name="L6">
            <text:list-header>
              <text:p text:style-name="P1"><text:span text:style-name="T8">In</text:span></text:p>
              <text:p text:style-name="P1"><text:span text:style-name="T8">u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2.752cm" svg:y1="11.853cm" svg:x2="5.08cm" svg:y2="13.758cm">
          <text:p/>
        </draw:line>
        <draw:custom-shape draw:style-name="gr3" draw:text-style-name="P2" draw:layer="layout" svg:width="3.262cm" svg:height="1.277cm" svg:x="1.27cm" svg:y="10.583cm">
          <text:list text:style-name="L5">
            <text:list-header>
              <text:p text:style-name="P4">Free lis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162cm" svg:height="3.246cm" svg:x="5.115cm" svg:y="10.795cm">
          <text:p/>
          <draw:enhanced-geometry svg:viewBox="0 0 1624 448" draw:type="non-primitive" draw:enhanced-path="M 88 384  C 44 416 0 448 136 384  C 272 320 656 0 904 0  C 1152 0 1388 192 1624 384  N"/>
        </draw:custom-shape>
        <draw:custom-shape draw:style-name="gr4" draw:text-style-name="P2" draw:layer="layout" svg:width="10.16cm" svg:height="2.963cm" svg:x="12.7cm" svg:y="10.795cm">
          <text:p/>
          <draw:enhanced-geometry svg:viewBox="0 0 1536 336" draw:type="non-primitive" draw:enhanced-path="M 0 336  C 256 168 512 0 768 0  C 1024 0 1280 168 1536 336  N"/>
        </draw:custom-shape>
        <draw:custom-shape draw:style-name="gr4" draw:text-style-name="P2" draw:layer="layout" svg:width="17.991cm" svg:height="4.021cm" svg:x="5.292cm" svg:y="9.737cm">
          <text:p/>
          <draw:enhanced-geometry svg:viewBox="0 0 4080 560" draw:type="non-primitive" draw:enhanced-path="M 4080 560  C 3988 452 3896 344 3792 272  C 3688 200 3760 160 3456 128  C 3152 96 2480 88 1968 80  C 1456 72 712 0 384 80  C 56 160 28 360 0 560  N"/>
        </draw:custom-shape>
        <draw:line draw:style-name="gr2" draw:text-style-name="P9" draw:layer="layout" svg:x1="15.998cm" svg:y1="12.7cm" svg:x2="16.003cm" svg:y2="13.758cm">
          <text:p/>
        </draw:line>
        <draw:custom-shape draw:style-name="gr3" draw:text-style-name="P2" draw:layer="layout" svg:width="1.349cm" svg:height="1.277cm" svg:x="15.368cm" svg:y="11.43cm">
          <text:list text:style-name="L5">
            <text:list-header>
              <text:p text:style-name="P4">b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9" draw:layer="layout" svg:x1="12.488cm" svg:y1="12.7cm" svg:x2="12.493cm" svg:y2="13.758cm">
          <text:p/>
        </draw:line>
        <draw:custom-shape draw:style-name="gr3" draw:text-style-name="P2" draw:layer="layout" svg:width="0.925cm" svg:height="1.277cm" svg:x="11.982cm" svg:y="11.4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21cm" svg:height="1.277cm" svg:x="11.223cm" svg:y="15.452cm">
          <text:list text:style-name="L9">
            <text:list-header>
              <text:p text:style-name="P1"><text:span text:style-name="T11">low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65cm" svg:height="1.277cm" svg:x="18.787cm" svg:y="15.452cm">
          <text:list text:style-name="L9">
            <text:list-header>
              <text:p text:style-name="P1"><text:span text:style-name="T11">upp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rovements: Faster 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Improvements: Faster Free</text:p>
              </text:list-header>
            </text:list>
          </draw:text-box>
        </draw:frame>
        <draw:frame presentation:style-name="pr14" draw:text-style-name="P2" draw:layer="layout" svg:width="23.495cm" svg:height="11.43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Performance problems with K&amp;R </text:span><text:span text:style-name="T17">free(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canning the free list to know where to insert</text:span></text:p>
                  </text:list-item>
                  <text:list-item>
                    <text:p text:style-name="P8"><text:span text:style-name="T6">Keeping track of the “previous” node to do the inser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oubly-linked, non-circular list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Header</text:span></text:p>
                    <text:list>
                      <text:list-item>
                        <text:p text:style-name="P8"><text:span text:style-name="T6">Size of the chunk (in # of units)</text:span></text:p>
                      </text:list-item>
                      <text:list-item>
                        <text:p text:style-name="P8"><text:span text:style-name="T6">Flag indicating whether the chunk is free or in use</text:span></text:p>
                      </text:list-item>
                      <text:list-item>
                        <text:p text:style-name="P8"><text:span text:style-name="T6">If free, a pointer to the next free chunk</text:span></text:p>
                      </text:list-item>
                    </text:list>
                  </text:list-item>
                  <text:list-item>
                    <text:p text:style-name="P8"><text:span text:style-name="T6">Footer in all chunks</text:span></text:p>
                    <text:list>
                      <text:list-item>
                        <text:p text:style-name="P8"><text:span text:style-name="T6">Size of the chunk (in # of units)</text:span></text:p>
                      </text:list-item>
                      <text:list-item>
                        <text:p text:style-name="P8"><text:span text:style-name="T6">If free, a pointer to the previous free chun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4.656cm" svg:height="4.445cm" svg:x="20.532cm" svg:y="14.393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21.59cm" svg:y1="14.393cm" svg:x2="21.59cm" svg:y2="18.838cm">
          <text:p/>
        </draw:line>
        <draw:line draw:style-name="gr16" draw:text-style-name="P9" draw:layer="layout" svg:x1="24.13cm" svg:y1="14.393cm" svg:x2="24.13cm" svg:y2="18.838cm">
          <text:p/>
        </draw:line>
        <draw:custom-shape draw:style-name="gr3" draw:text-style-name="P2" draw:layer="layout" svg:width="0.925cm" svg:height="4.325cm" svg:x="20.537cm" svg:y="14.605cm">
          <text:list text:style-name="L5">
            <text:list-header>
              <text:p text:style-name="P4">h</text:p>
              <text:p text:style-name="P4">e</text:p>
              <text:p text:style-name="P4">a</text:p>
              <text:p text:style-name="P4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4.325cm" svg:x="24.258cm" svg:y="14.526cm">
          <text:list text:style-name="L5">
            <text:list-header>
              <text:p text:style-name="P4">f</text:p>
              <text:p text:style-name="P4">o</text:p>
              <text:p text:style-name="P4">o</text:p>
              <text:p text:style-name="P4">t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ize: Finding Next Chunk" draw:style-name="dp1" draw:master-page-name="Varsayılan" presentation:presentation-page-layout-name="AL2T1">
        <draw:custom-shape draw:style-name="gr15" draw:text-style-name="P2" draw:layer="layout" svg:width="4.657cm" svg:height="4.445cm" svg:x="3.175cm" svg:y="13.54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ize: Finding Next Chunk</text:p>
              </text:list-header>
            </text:list>
          </draw:text-box>
        </draw:frame>
        <draw:frame presentation:style-name="pr15" draw:text-style-name="P2" draw:layer="layout" svg:width="23.495cm" svg:height="8.255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Go quickly to next chunk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tart with the user’s data portion of the chunk</text:span></text:p>
                  </text:list-item>
                  <text:list-item>
                    <text:p text:id="id10" text:style-name="P8"><text:span text:style-name="T6">Go backwards to the head of the chunk</text:span></text:p>
                    <text:list>
                      <text:list-item>
                        <text:p text:id="id11" text:style-name="P8"><text:span text:style-name="T6">Easy, since you know the size of the header</text:span></text:p>
                      </text:list-item>
                    </text:list>
                  </text:list-item>
                  <text:list-item>
                    <text:p text:id="id14" text:style-name="P8"><text:span text:style-name="T6">Go forward to the head of the next chunk</text:span></text:p>
                    <text:list>
                      <text:list-item>
                        <text:p text:id="id15" text:style-name="P8"><text:span text:style-name="T6">Easy, since you know the size of the current chun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4.656cm" svg:height="4.445cm" svg:x="7.832cm" svg:y="13.5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657cm" svg:height="4.445cm" svg:x="12.488cm" svg:y="13.5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7cm" svg:height="4.445cm" svg:x="17.145cm" svg:y="13.547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233cm" svg:y1="13.547cm" svg:x2="4.233cm" svg:y2="17.992cm">
          <text:p/>
        </draw:line>
        <draw:line draw:style-name="gr16" draw:text-style-name="P9" draw:layer="layout" svg:x1="6.773cm" svg:y1="13.547cm" svg:x2="6.773cm" svg:y2="17.992cm">
          <text:p/>
        </draw:line>
        <draw:line draw:style-name="gr16" draw:text-style-name="P9" draw:layer="layout" svg:x1="8.89cm" svg:y1="13.547cm" svg:x2="8.89cm" svg:y2="17.992cm">
          <text:p/>
        </draw:line>
        <draw:line draw:style-name="gr16" draw:text-style-name="P9" draw:layer="layout" svg:x1="11.43cm" svg:y1="13.547cm" svg:x2="11.43cm" svg:y2="17.992cm">
          <text:p/>
        </draw:line>
        <draw:line draw:style-name="gr16" draw:text-style-name="P9" draw:layer="layout" svg:x1="13.547cm" svg:y1="13.547cm" svg:x2="13.547cm" svg:y2="17.992cm">
          <text:p/>
        </draw:line>
        <draw:line draw:style-name="gr16" draw:text-style-name="P9" draw:layer="layout" svg:x1="16.087cm" svg:y1="13.547cm" svg:x2="16.087cm" svg:y2="17.992cm">
          <text:p/>
        </draw:line>
        <draw:line draw:style-name="gr16" draw:text-style-name="P9" draw:layer="layout" svg:x1="18.203cm" svg:y1="13.547cm" svg:x2="18.203cm" svg:y2="17.992cm">
          <text:p/>
        </draw:line>
        <draw:line draw:style-name="gr16" draw:text-style-name="P9" draw:layer="layout" svg:x1="20.743cm" svg:y1="13.547cm" svg:x2="20.743cm" svg:y2="17.992cm">
          <text:p/>
        </draw:line>
        <draw:line draw:style-name="gr2" draw:text-style-name="P9" draw:id="id13" draw:layer="layout" svg:x1="13.97cm" svg:y1="12.488cm" svg:x2="13.974cm" svg:y2="13.547cm">
          <text:p/>
        </draw:line>
        <draw:line draw:style-name="gr2" draw:text-style-name="P9" draw:id="id12" draw:layer="layout" svg:x1="12.912cm" svg:y1="12.488cm" svg:x2="12.916cm" svg:y2="13.547cm">
          <text:p/>
        </draw:line>
        <draw:line draw:style-name="gr2" draw:text-style-name="P9" draw:id="id16" draw:layer="layout" svg:x1="17.776cm" svg:y1="12.488cm" svg:x2="17.78cm" svg:y2="13.54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ize: Finding Previous Chunk" draw:style-name="dp1" draw:master-page-name="Varsayılan" presentation:presentation-page-layout-name="AL2T1">
        <draw:custom-shape draw:style-name="gr15" draw:text-style-name="P2" draw:layer="layout" svg:width="4.657cm" svg:height="4.445cm" svg:x="3.175cm" svg:y="14.18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ize: Finding Previous Chunk</text:p>
              </text:list-header>
            </text:list>
          </draw:text-box>
        </draw:frame>
        <draw:frame presentation:style-name="pr15" draw:text-style-name="P2" draw:layer="layout" svg:width="23.495cm" svg:height="8.255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Go quickly to previous chunk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tart with the user’s data portion of the chunk</text:span></text:p>
                  </text:list-item>
                  <text:list-item>
                    <text:p text:id="id17" text:style-name="P8"><text:span text:style-name="T6">Go backwards to the head of the chunk</text:span></text:p>
                    <text:list>
                      <text:list-item>
                        <text:p text:id="id18" text:style-name="P8"><text:span text:style-name="T6">Easy, since you know the size of the header</text:span></text:p>
                      </text:list-item>
                    </text:list>
                  </text:list-item>
                  <text:list-item>
                    <text:p text:id="id21" text:style-name="P8"><text:span text:style-name="T6">Go backwards to the footer of the previous chunk</text:span></text:p>
                    <text:list>
                      <text:list-item>
                        <text:p text:id="id22" text:style-name="P8"><text:span text:style-name="T6">Easy, since you know the size of the footer</text:span></text:p>
                      </text:list-item>
                    </text:list>
                  </text:list-item>
                  <text:list-item>
                    <text:p text:id="id24" text:style-name="P8"><text:span text:style-name="T6">Go backwards to the header of the previous chunk</text:span></text:p>
                    <text:list>
                      <text:list-item>
                        <text:p text:id="id25" text:style-name="P8"><text:span text:style-name="T6">Easy, since you know the chunk size from the foo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4.656cm" svg:height="4.445cm" svg:x="7.832cm" svg:y="14.1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657cm" svg:height="4.445cm" svg:x="12.488cm" svg:y="14.1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7cm" svg:height="4.445cm" svg:x="17.145cm" svg:y="14.18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233cm" svg:y1="14.182cm" svg:x2="4.233cm" svg:y2="18.627cm">
          <text:p/>
        </draw:line>
        <draw:line draw:style-name="gr16" draw:text-style-name="P9" draw:layer="layout" svg:x1="6.773cm" svg:y1="14.182cm" svg:x2="6.773cm" svg:y2="18.627cm">
          <text:p/>
        </draw:line>
        <draw:line draw:style-name="gr16" draw:text-style-name="P9" draw:layer="layout" svg:x1="8.89cm" svg:y1="14.182cm" svg:x2="8.89cm" svg:y2="18.627cm">
          <text:p/>
        </draw:line>
        <draw:line draw:style-name="gr16" draw:text-style-name="P9" draw:layer="layout" svg:x1="11.43cm" svg:y1="14.182cm" svg:x2="11.43cm" svg:y2="18.627cm">
          <text:p/>
        </draw:line>
        <draw:line draw:style-name="gr16" draw:text-style-name="P9" draw:layer="layout" svg:x1="13.547cm" svg:y1="14.182cm" svg:x2="13.547cm" svg:y2="18.627cm">
          <text:p/>
        </draw:line>
        <draw:line draw:style-name="gr16" draw:text-style-name="P9" draw:layer="layout" svg:x1="16.087cm" svg:y1="14.182cm" svg:x2="16.087cm" svg:y2="18.627cm">
          <text:p/>
        </draw:line>
        <draw:line draw:style-name="gr16" draw:text-style-name="P9" draw:layer="layout" svg:x1="18.203cm" svg:y1="14.182cm" svg:x2="18.203cm" svg:y2="18.627cm">
          <text:p/>
        </draw:line>
        <draw:line draw:style-name="gr16" draw:text-style-name="P9" draw:layer="layout" svg:x1="20.743cm" svg:y1="14.182cm" svg:x2="20.743cm" svg:y2="18.627cm">
          <text:p/>
        </draw:line>
        <draw:line draw:style-name="gr2" draw:text-style-name="P9" draw:id="id20" draw:layer="layout" svg:x1="13.97cm" svg:y1="13.123cm" svg:x2="13.974cm" svg:y2="14.182cm">
          <text:p/>
        </draw:line>
        <draw:line draw:style-name="gr2" draw:text-style-name="P9" draw:id="id19" draw:layer="layout" svg:x1="12.912cm" svg:y1="13.123cm" svg:x2="12.916cm" svg:y2="14.182cm">
          <text:p/>
        </draw:line>
        <draw:line draw:style-name="gr2" draw:text-style-name="P9" draw:id="id23" draw:layer="layout" svg:x1="11.853cm" svg:y1="13.123cm" svg:x2="11.858cm" svg:y2="14.182cm">
          <text:p/>
        </draw:line>
        <draw:line draw:style-name="gr2" draw:text-style-name="P9" draw:id="id26" draw:layer="layout" svg:x1="8.462cm" svg:y1="13.123cm" svg:x2="8.467cm" svg:y2="14.182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ointers: Next Free Chunk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ointers: Next Free Chunk</text:p>
              </text:list-header>
            </text:list>
          </draw:text-box>
        </draw:frame>
        <draw:frame presentation:style-name="pr16" draw:text-style-name="P2" draw:layer="layout" svg:width="23.495cm" svg:height="8.043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Go quickly to next free chunk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tart with the user’s data portion of the chunk</text:span></text:p>
                  </text:list-item>
                  <text:list-item>
                    <text:p text:id="id27" text:style-name="P8"><text:span text:style-name="T6">Go backwards to the head of the chunk</text:span></text:p>
                    <text:list>
                      <text:list-item>
                        <text:p text:id="id28" text:style-name="P8"><text:span text:style-name="T6">Easy, since you know the size of the header</text:span></text:p>
                      </text:list-item>
                    </text:list>
                  </text:list-item>
                  <text:list-item>
                    <text:p text:id="id31" text:style-name="P8"><text:span text:style-name="T6">Go forwards to the next free chunk</text:span></text:p>
                    <text:list>
                      <text:list-item>
                        <text:p text:id="id32" text:style-name="P8"><text:span text:style-name="T6">Easy, since you have the next free poi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4.657cm" svg:height="4.445cm" svg:x="3.175cm" svg:y="13.5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6cm" svg:height="4.445cm" svg:x="7.832cm" svg:y="13.5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657cm" svg:height="4.445cm" svg:x="12.488cm" svg:y="13.5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7cm" svg:height="4.445cm" svg:x="17.145cm" svg:y="13.547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233cm" svg:y1="13.547cm" svg:x2="4.233cm" svg:y2="17.992cm">
          <text:p/>
        </draw:line>
        <draw:line draw:style-name="gr16" draw:text-style-name="P9" draw:layer="layout" svg:x1="6.773cm" svg:y1="13.547cm" svg:x2="6.773cm" svg:y2="17.992cm">
          <text:p/>
        </draw:line>
        <draw:line draw:style-name="gr16" draw:text-style-name="P9" draw:layer="layout" svg:x1="8.89cm" svg:y1="13.547cm" svg:x2="8.89cm" svg:y2="17.992cm">
          <text:p/>
        </draw:line>
        <draw:line draw:style-name="gr16" draw:text-style-name="P9" draw:layer="layout" svg:x1="11.43cm" svg:y1="13.547cm" svg:x2="11.43cm" svg:y2="17.992cm">
          <text:p/>
        </draw:line>
        <draw:line draw:style-name="gr16" draw:text-style-name="P9" draw:layer="layout" svg:x1="13.547cm" svg:y1="13.547cm" svg:x2="13.547cm" svg:y2="17.992cm">
          <text:p/>
        </draw:line>
        <draw:line draw:style-name="gr16" draw:text-style-name="P9" draw:layer="layout" svg:x1="16.087cm" svg:y1="13.547cm" svg:x2="16.087cm" svg:y2="17.992cm">
          <text:p/>
        </draw:line>
        <draw:line draw:style-name="gr16" draw:text-style-name="P9" draw:layer="layout" svg:x1="18.203cm" svg:y1="13.547cm" svg:x2="18.203cm" svg:y2="17.992cm">
          <text:p/>
        </draw:line>
        <draw:line draw:style-name="gr16" draw:text-style-name="P9" draw:layer="layout" svg:x1="20.743cm" svg:y1="13.547cm" svg:x2="20.743cm" svg:y2="17.992cm">
          <text:p/>
        </draw:line>
        <draw:line draw:style-name="gr2" draw:text-style-name="P9" draw:id="id30" draw:layer="layout" svg:x1="13.97cm" svg:y1="12.488cm" svg:x2="13.974cm" svg:y2="13.547cm">
          <text:p/>
        </draw:line>
        <draw:line draw:style-name="gr2" draw:text-style-name="P9" draw:id="id29" draw:layer="layout" svg:x1="12.912cm" svg:y1="12.488cm" svg:x2="12.916cm" svg:y2="13.547cm">
          <text:p/>
        </draw:line>
        <draw:custom-shape draw:style-name="gr4" draw:text-style-name="P2" draw:id="id33" draw:layer="layout" svg:width="11.43cm" svg:height="3.175cm" svg:x="13.123cm" svg:y="11.007cm">
          <text:p/>
          <draw:enhanced-geometry svg:viewBox="0 0 2272 720" draw:mirror-horizontal="true" draw:type="non-primitive" draw:enhanced-path="M 2272 720  C 2128 488 1984 256 1648 144  C 1312 32 512 0 256 48  C 0 96 56 264 112 432 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ointers: Previous Free Chunk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ointers: Previous Free Chunk</text:p>
              </text:list-header>
            </text:list>
          </draw:text-box>
        </draw:frame>
        <draw:frame presentation:style-name="pr16" draw:text-style-name="P2" draw:layer="layout" svg:width="23.495cm" svg:height="8.043cm" svg:x="1.269cm" svg:y="3.386cm" presentation:class="outline" presentation:user-transformed="true">
          <draw:text-box>
            <text:list text:style-name="L3">
              <text:list-item>
                <text:p text:style-name="P7"><text:span text:style-name="T5">Go quickly to previous free chunk in memor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tart with the user’s data portion of the chunk</text:span></text:p>
                  </text:list-item>
                  <text:list-item>
                    <text:p text:id="id34" text:style-name="P8"><text:span text:style-name="T6">Go backwards to the head of the chunk</text:span></text:p>
                    <text:list>
                      <text:list-item>
                        <text:p text:id="id35" text:style-name="P8"><text:span text:style-name="T6">Easy, since you know the size of the header</text:span></text:p>
                      </text:list-item>
                    </text:list>
                  </text:list-item>
                  <text:list-item>
                    <text:p text:id="id38" text:style-name="P8"><text:span text:style-name="T6">Go forwards to the footer of the chunk</text:span></text:p>
                    <text:list>
                      <text:list-item>
                        <text:p text:id="id39" text:style-name="P8"><text:span text:style-name="T6">Easy, since you know the chunk size from the header</text:span></text:p>
                      </text:list-item>
                    </text:list>
                  </text:list-item>
                  <text:list-item>
                    <text:p text:id="id41" text:style-name="P8"><text:span text:style-name="T6">Go backwards to the previous free chunk</text:span></text:p>
                    <text:list>
                      <text:list-item>
                        <text:p text:id="id42" text:style-name="P8"><text:span text:style-name="T6">Easy, since you have the previous free poi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4.657cm" svg:height="4.445cm" svg:x="3.175cm" svg:y="14.3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6cm" svg:height="4.445cm" svg:x="7.832cm" svg:y="14.3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657cm" svg:height="4.445cm" svg:x="12.488cm" svg:y="14.3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657cm" svg:height="4.445cm" svg:x="17.145cm" svg:y="14.393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233cm" svg:y1="14.393cm" svg:x2="4.233cm" svg:y2="18.838cm">
          <text:p/>
        </draw:line>
        <draw:line draw:style-name="gr16" draw:text-style-name="P9" draw:layer="layout" svg:x1="6.773cm" svg:y1="14.393cm" svg:x2="6.773cm" svg:y2="18.838cm">
          <text:p/>
        </draw:line>
        <draw:line draw:style-name="gr16" draw:text-style-name="P9" draw:layer="layout" svg:x1="8.89cm" svg:y1="14.393cm" svg:x2="8.89cm" svg:y2="18.838cm">
          <text:p/>
        </draw:line>
        <draw:line draw:style-name="gr16" draw:text-style-name="P9" draw:layer="layout" svg:x1="11.43cm" svg:y1="14.393cm" svg:x2="11.43cm" svg:y2="18.838cm">
          <text:p/>
        </draw:line>
        <draw:line draw:style-name="gr16" draw:text-style-name="P9" draw:layer="layout" svg:x1="13.547cm" svg:y1="14.393cm" svg:x2="13.547cm" svg:y2="18.838cm">
          <text:p/>
        </draw:line>
        <draw:line draw:style-name="gr16" draw:text-style-name="P9" draw:layer="layout" svg:x1="16.087cm" svg:y1="14.393cm" svg:x2="16.087cm" svg:y2="18.838cm">
          <text:p/>
        </draw:line>
        <draw:line draw:style-name="gr16" draw:text-style-name="P9" draw:layer="layout" svg:x1="18.203cm" svg:y1="14.393cm" svg:x2="18.203cm" svg:y2="18.838cm">
          <text:p/>
        </draw:line>
        <draw:line draw:style-name="gr16" draw:text-style-name="P9" draw:layer="layout" svg:x1="20.743cm" svg:y1="14.393cm" svg:x2="20.743cm" svg:y2="18.838cm">
          <text:p/>
        </draw:line>
        <draw:line draw:style-name="gr2" draw:text-style-name="P9" draw:id="id37" draw:layer="layout" svg:x1="13.97cm" svg:y1="13.335cm" svg:x2="13.974cm" svg:y2="14.393cm">
          <text:p/>
        </draw:line>
        <draw:line draw:style-name="gr2" draw:text-style-name="P9" draw:id="id36" draw:layer="layout" svg:x1="12.912cm" svg:y1="13.335cm" svg:x2="12.916cm" svg:y2="14.393cm">
          <text:p/>
        </draw:line>
        <draw:custom-shape draw:style-name="gr4" draw:text-style-name="P2" draw:id="id43" draw:layer="layout" svg:width="13.406cm" svg:height="3.175cm" svg:x="3.104cm" svg:y="12.488cm">
          <text:p/>
          <draw:enhanced-geometry svg:viewBox="0 0 2272 720" draw:type="non-primitive" draw:enhanced-path="M 2272 720  C 2128 488 1984 256 1648 144  C 1312 32 512 0 256 48  C 0 96 56 264 112 432  N"/>
        </draw:custom-shape>
        <draw:line draw:style-name="gr2" draw:text-style-name="P9" draw:id="id40" draw:layer="layout" svg:x1="16.51cm" svg:y1="13.335cm" svg:x2="16.514cm" svg:y2="14.393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fficient Free 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Efficient Free 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Before: K&amp;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can the free list till you find the place to insert</text:span></text:p>
                    <text:list>
                      <text:list-item>
                        <text:p text:style-name="P8"><text:span text:style-name="T6">Needed to see if you can coalesce adjacent chunks</text:span></text:p>
                      </text:list-item>
                    </text:list>
                  </text:list-item>
                  <text:list-item>
                    <text:p text:style-name="P8"><text:span text:style-name="T6">Expensive for loop with several pointer comparison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After: with header/footer and doubly-linked li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Coalescing with the previous chunk in memory</text:span></text:p>
                    <text:list>
                      <text:list-item>
                        <text:p text:style-name="P8"><text:span text:style-name="T6">Check if previous chunk in memory is also free</text:span></text:p>
                      </text:list-item>
                      <text:list-item>
                        <text:p text:style-name="P8"><text:span text:style-name="T6">If so, coalesce</text:span></text:p>
                      </text:list-item>
                    </text:list>
                  </text:list-item>
                  <text:list-item>
                    <text:p text:style-name="P8"><text:span text:style-name="T6">Coalescing with the next chunk in memory the same way</text:span></text:p>
                  </text:list-item>
                  <text:list-item>
                    <text:p text:style-name="P8"><text:span text:style-name="T6">Add the new, larger chunk to the front of the linked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ut Malloc is Still Slow…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3">But Malloc is Still Slow…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4"><text:span text:style-name="T5">Still need to scan the free list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To find the first, or best, chunk that fit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Root of the problem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Free chunks have a wide range of size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Solution: binning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Separate free lists by chunk size</text:span></text:p>
                  </text:list-item>
                  <text:list-item>
                    <text:p text:style-name="P15"><text:span text:style-name="T6">Implemented as an array of free-list pointers</text:span></text:p>
                  </text:list-item>
                </text:list>
              </text:list-item>
            </text:list>
          </draw:text-box>
        </draw:frame>
        <draw:custom-shape draw:style-name="gr18" draw:text-style-name="P2" draw:layer="layout" svg:width="1.481cm" svg:height="1.058cm" svg:x="4.022cm" svg:y="12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1cm" svg:height="1.059cm" svg:x="4.022cm" svg:y="13.7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1cm" svg:height="1.058cm" svg:x="4.022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1cm" svg:height="1.058cm" svg:x="4.022cm" svg:y="15.8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1cm" svg:height="1.059cm" svg:x="4.022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8cm" svg:x="6.773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8cm" svg:x="9.525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1cm" svg:height="1.058cm" svg:x="12.277cm" svg:y="12.7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5.503cm" svg:y1="12.912cm" svg:x2="6.773cm" svg:y2="12.912cm">
          <text:p/>
        </draw:line>
        <draw:line draw:style-name="gr20" draw:text-style-name="P9" draw:layer="layout" svg:x1="8.255cm" svg:y1="12.912cm" svg:x2="9.525cm" svg:y2="12.912cm">
          <text:p/>
        </draw:line>
        <draw:line draw:style-name="gr21" draw:text-style-name="P9" draw:layer="layout" svg:x1="11.007cm" svg:y1="12.912cm" svg:x2="12.277cm" svg:y2="12.912cm">
          <text:p/>
        </draw:line>
        <draw:custom-shape draw:style-name="gr6" draw:text-style-name="P2" draw:layer="layout" svg:width="3.175cm" svg:height="1.059cm" svg:x="6.773cm" svg:y="15.028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5.503cm" svg:y1="15.24cm" svg:x2="6.773cm" svg:y2="15.24cm">
          <text:p/>
        </draw:line>
        <draw:line draw:style-name="gr23" draw:text-style-name="P9" draw:layer="layout" svg:x1="5.503cm" svg:y1="17.357cm" svg:x2="6.773cm" svg:y2="17.357cm">
          <text:p/>
        </draw:line>
        <draw:line draw:style-name="gr24" draw:text-style-name="P9" draw:layer="layout" svg:x1="9.948cm" svg:y1="15.24cm" svg:x2="11.218cm" svg:y2="15.24cm">
          <text:p/>
        </draw:line>
        <draw:custom-shape draw:style-name="gr6" draw:text-style-name="P2" draw:layer="layout" svg:width="3.175cm" svg:height="1.059cm" svg:x="11.218cm" svg:y="15.0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1.058cm" svg:x="6.773cm" svg:y="17.1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1.058cm" svg:x="14.393cm" svg:y="17.145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3.123cm" svg:y1="17.357cm" svg:x2="14.393cm" svg:y2="17.357cm">
          <text:p/>
        </draw:line>
        <draw:line draw:style-name="gr26" draw:text-style-name="P9" draw:layer="layout" svg:x1="14.393cm" svg:y1="17.78cm" svg:x2="13.123cm" svg:y2="17.78cm">
          <text:p/>
        </draw:line>
        <draw:line draw:style-name="gr27" draw:text-style-name="P9" draw:layer="layout" svg:x1="11.218cm" svg:y1="15.663cm" svg:x2="9.948cm" svg:y2="15.663cm">
          <text:p/>
        </draw:line>
        <draw:line draw:style-name="gr28" draw:text-style-name="P9" draw:layer="layout" svg:x1="9.525cm" svg:y1="13.335cm" svg:x2="8.255cm" svg:y2="13.335cm">
          <text:p/>
        </draw:line>
        <draw:line draw:style-name="gr29" draw:text-style-name="P9" draw:layer="layout" svg:x1="12.277cm" svg:y1="13.335cm" svg:x2="11.007cm" svg:y2="13.335cm">
          <text:p/>
        </draw:line>
        <presentation:notes draw:style-name="dp2">
          <draw:page-thumbnail draw:layer="layout" svg:width="13.428cm" svg:height="10.072cm" svg:x="3.545cm" svg:y="1.967cm" draw:page-number="2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nning Strategies: Exact Fi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Binning Strategies: Exact Fit</text:p>
              </text:list-header>
            </text:list>
          </draw:text-box>
        </draw:frame>
        <draw:frame presentation:style-name="pr8" draw:text-style-name="P2" draw:layer="layout" svg:width="23.495cm" svg:height="8.678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Have a bin for each chunk size, up to a lim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Advantages: no search for requests up to that size</text:span></text:p>
                  </text:list-item>
                  <text:list-item>
                    <text:p text:style-name="P8"><text:span text:style-name="T6">Disadvantages: many bins, each storing a point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Except for a final bin for all larger free chunk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For allocating larger amounts of memory</text:span></text:p>
                  </text:list-item>
                  <text:list-item>
                    <text:p text:style-name="P8"><text:span text:style-name="T6">For splitting to create smaller chunks, when needed</text:span></text:p>
                  </text:list-item>
                </text:list>
              </text:list-item>
            </text:list>
          </draw:text-box>
        </draw:frame>
        <draw:custom-shape draw:style-name="gr18" draw:text-style-name="P2" draw:layer="layout" svg:width="1.482cm" svg:height="1.059cm" svg:x="4.868cm" svg:y="12.4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3.5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4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9cm" svg:x="4.868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9cm" svg:x="7.62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1cm" svg:height="1.059cm" svg:x="10.372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9cm" svg:x="13.123cm" svg:y="12.488cm">
          <text:p/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6.35cm" svg:y1="12.7cm" svg:x2="7.62cm" svg:y2="12.7cm">
          <text:p/>
        </draw:line>
        <draw:line draw:style-name="gr31" draw:text-style-name="P9" draw:layer="layout" svg:x1="9.102cm" svg:y1="12.7cm" svg:x2="10.372cm" svg:y2="12.7cm">
          <text:p/>
        </draw:line>
        <draw:line draw:style-name="gr32" draw:text-style-name="P9" draw:layer="layout" svg:x1="11.853cm" svg:y1="12.7cm" svg:x2="13.123cm" svg:y2="12.7cm">
          <text:p/>
        </draw:line>
        <draw:custom-shape draw:style-name="gr6" draw:text-style-name="P2" draw:layer="layout" svg:width="3.175cm" svg:height="1.058cm" svg:x="7.62cm" svg:y="14.817cm">
          <text:p/>
          <draw:enhanced-geometry svg:viewBox="0 0 21600 21600" draw:type="rectangle" draw:enhanced-path="M 0 0 L 21600 0 21600 21600 0 21600 0 0 Z N"/>
        </draw:custom-shape>
        <draw:line draw:style-name="gr33" draw:text-style-name="P9" draw:layer="layout" svg:x1="6.35cm" svg:y1="15.028cm" svg:x2="7.62cm" svg:y2="15.028cm">
          <text:p/>
        </draw:line>
        <draw:line draw:style-name="gr34" draw:text-style-name="P9" draw:layer="layout" svg:x1="6.35cm" svg:y1="17.145cm" svg:x2="7.62cm" svg:y2="17.145cm">
          <text:p/>
        </draw:line>
        <draw:line draw:style-name="gr35" draw:text-style-name="P9" draw:layer="layout" svg:x1="10.795cm" svg:y1="15.028cm" svg:x2="12.065cm" svg:y2="15.028cm">
          <text:p/>
        </draw:line>
        <draw:custom-shape draw:style-name="gr6" draw:text-style-name="P2" draw:layer="layout" svg:width="3.175cm" svg:height="1.058cm" svg:x="12.065cm" svg:y="14.8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03cm" svg:height="1.059cm" svg:x="7.62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102cm" svg:height="1.059cm" svg:x="14.393cm" svg:y="16.933cm">
          <text:p/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13.123cm" svg:y1="17.145cm" svg:x2="14.393cm" svg:y2="17.145cm">
          <text:p/>
        </draw:line>
        <draw:line draw:style-name="gr37" draw:text-style-name="P9" draw:layer="layout" svg:x1="14.393cm" svg:y1="17.568cm" svg:x2="13.123cm" svg:y2="17.568cm">
          <text:p/>
        </draw:line>
        <draw:line draw:style-name="gr38" draw:text-style-name="P9" draw:layer="layout" svg:x1="12.065cm" svg:y1="15.452cm" svg:x2="10.795cm" svg:y2="15.452cm">
          <text:p/>
        </draw:line>
        <draw:line draw:style-name="gr39" draw:text-style-name="P9" draw:layer="layout" svg:x1="10.372cm" svg:y1="13.123cm" svg:x2="9.102cm" svg:y2="13.123cm">
          <text:p/>
        </draw:line>
        <draw:line draw:style-name="gr40" draw:text-style-name="P9" draw:layer="layout" svg:x1="13.123cm" svg:y1="13.123cm" svg:x2="11.853cm" svg:y2="13.123cm">
          <text:p/>
        </draw:line>
        <draw:custom-shape draw:style-name="gr3" draw:text-style-name="P2" draw:layer="layout" svg:width="0.925cm" svg:height="1.277cm" svg:x="3.603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3.603cm" svg:y="13.335cm">
          <text:list text:style-name="L5">
            <text:list-header>
              <text:p text:style-name="P4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3.603cm" svg:y="14.393cm">
          <text:list text:style-name="L5">
            <text:list-header>
              <text:p text:style-name="P4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3.603cm" svg:y="15.452cm">
          <text:list text:style-name="L5">
            <text:list-header>
              <text:p text:style-name="P4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5cm" svg:height="1.277cm" svg:x="3.179cm" svg:y="16.722cm">
          <text:list text:style-name="L5">
            <text:list-header>
              <text:p text:style-name="P4">&gt; 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0.588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3.34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8.683cm" svg:y="14.605cm">
          <text:list text:style-name="L5">
            <text:list-header>
              <text:p text:style-name="P4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3.128cm" svg:y="14.605cm">
          <text:list text:style-name="L5">
            <text:list-header>
              <text:p text:style-name="P4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9.742cm" svg:y="16.722cm">
          <text:list text:style-name="L5">
            <text:list-header>
              <text:p text:style-name="P4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8.208cm" svg:y="16.722cm">
          <text:list text:style-name="L5">
            <text:list-header>
              <text:p text:style-name="P4">8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nning Strategies: Rang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Binning Strategies: Range</text:p>
              </text:list-header>
            </text:list>
          </draw:text-box>
        </draw:frame>
        <draw:frame presentation:style-name="pr8" draw:text-style-name="P2" draw:layer="layout" svg:width="23.495cm" svg:height="8.678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Have a bin cover a range of sizes, up to a lim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Advantages: fewer bins</text:span></text:p>
                  </text:list-item>
                  <text:list-item>
                    <text:p text:style-name="P8"><text:span text:style-name="T6">Disadvantages: need to search for a big enough chunk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Except for a final bin for all larger free chunk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For allocating larger amounts of memory</text:span></text:p>
                  </text:list-item>
                  <text:list-item>
                    <text:p text:style-name="P8"><text:span text:style-name="T6">For splitting to create smaller chunks, when needed</text:span></text:p>
                  </text:list-item>
                </text:list>
              </text:list-item>
            </text:list>
          </draw:text-box>
        </draw:frame>
        <draw:custom-shape draw:style-name="gr18" draw:text-style-name="P2" draw:layer="layout" svg:width="1.482cm" svg:height="1.059cm" svg:x="4.868cm" svg:y="12.4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3.5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4.60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9cm" svg:x="4.868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82cm" svg:height="1.058cm" svg:x="4.868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9cm" svg:x="7.62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63cm" svg:height="1.059cm" svg:x="10.372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9cm" svg:x="14.605cm" svg:y="12.488cm">
          <text:p/>
          <draw:enhanced-geometry svg:viewBox="0 0 21600 21600" draw:type="rectangle" draw:enhanced-path="M 0 0 L 21600 0 21600 21600 0 21600 0 0 Z N"/>
        </draw:custom-shape>
        <draw:line draw:style-name="gr41" draw:text-style-name="P9" draw:layer="layout" svg:x1="6.35cm" svg:y1="12.7cm" svg:x2="7.62cm" svg:y2="12.7cm">
          <text:p/>
        </draw:line>
        <draw:line draw:style-name="gr42" draw:text-style-name="P9" draw:layer="layout" svg:x1="9.102cm" svg:y1="12.7cm" svg:x2="10.372cm" svg:y2="12.7cm">
          <text:p/>
        </draw:line>
        <draw:line draw:style-name="gr43" draw:text-style-name="P9" draw:layer="layout" svg:x1="13.335cm" svg:y1="12.7cm" svg:x2="14.605cm" svg:y2="12.7cm">
          <text:p/>
        </draw:line>
        <draw:custom-shape draw:style-name="gr6" draw:text-style-name="P2" draw:layer="layout" svg:width="3.175cm" svg:height="1.058cm" svg:x="7.62cm" svg:y="14.817cm">
          <text:p/>
          <draw:enhanced-geometry svg:viewBox="0 0 21600 21600" draw:type="rectangle" draw:enhanced-path="M 0 0 L 21600 0 21600 21600 0 21600 0 0 Z N"/>
        </draw:custom-shape>
        <draw:line draw:style-name="gr44" draw:text-style-name="P9" draw:layer="layout" svg:x1="6.35cm" svg:y1="15.028cm" svg:x2="7.62cm" svg:y2="15.028cm">
          <text:p/>
        </draw:line>
        <draw:line draw:style-name="gr45" draw:text-style-name="P9" draw:layer="layout" svg:x1="6.35cm" svg:y1="17.145cm" svg:x2="7.62cm" svg:y2="17.145cm">
          <text:p/>
        </draw:line>
        <draw:line draw:style-name="gr46" draw:text-style-name="P9" draw:layer="layout" svg:x1="10.795cm" svg:y1="15.028cm" svg:x2="12.065cm" svg:y2="15.028cm">
          <text:p/>
        </draw:line>
        <draw:custom-shape draw:style-name="gr6" draw:text-style-name="P2" draw:layer="layout" svg:width="4.022cm" svg:height="1.058cm" svg:x="12.065cm" svg:y="14.8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03cm" svg:height="1.059cm" svg:x="7.62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102cm" svg:height="1.059cm" svg:x="14.393cm" svg:y="16.933cm">
          <text:p/>
          <draw:enhanced-geometry svg:viewBox="0 0 21600 21600" draw:type="rectangle" draw:enhanced-path="M 0 0 L 21600 0 21600 21600 0 21600 0 0 Z N"/>
        </draw:custom-shape>
        <draw:line draw:style-name="gr47" draw:text-style-name="P9" draw:layer="layout" svg:x1="13.123cm" svg:y1="17.145cm" svg:x2="14.393cm" svg:y2="17.145cm">
          <text:p/>
        </draw:line>
        <draw:line draw:style-name="gr48" draw:text-style-name="P9" draw:layer="layout" svg:x1="14.393cm" svg:y1="17.568cm" svg:x2="13.123cm" svg:y2="17.568cm">
          <text:p/>
        </draw:line>
        <draw:line draw:style-name="gr49" draw:text-style-name="P9" draw:layer="layout" svg:x1="12.065cm" svg:y1="15.452cm" svg:x2="10.795cm" svg:y2="15.452cm">
          <text:p/>
        </draw:line>
        <draw:line draw:style-name="gr50" draw:text-style-name="P9" draw:layer="layout" svg:x1="10.372cm" svg:y1="13.123cm" svg:x2="9.102cm" svg:y2="13.123cm">
          <text:p/>
        </draw:line>
        <draw:line draw:style-name="gr51" draw:text-style-name="P9" draw:layer="layout" svg:x1="14.605cm" svg:y1="13.123cm" svg:x2="13.335cm" svg:y2="13.123cm">
          <text:p/>
        </draw:line>
        <draw:custom-shape draw:style-name="gr3" draw:text-style-name="P2" draw:layer="layout" svg:width="1.632cm" svg:height="1.277cm" svg:x="3.179cm" svg:y="12.277cm">
          <text:list text:style-name="L5">
            <text:list-header>
              <text:p text:style-name="P4">1-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32cm" svg:height="1.277cm" svg:x="3.179cm" svg:y="13.335cm">
          <text:list text:style-name="L5">
            <text:list-header>
              <text:p text:style-name="P4">3-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32cm" svg:height="1.277cm" svg:x="3.179cm" svg:y="14.393cm">
          <text:list text:style-name="L5">
            <text:list-header>
              <text:p text:style-name="P4">4-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32cm" svg:height="1.277cm" svg:x="3.179cm" svg:y="15.452cm">
          <text:list text:style-name="L5">
            <text:list-header>
              <text:p text:style-name="P4">6-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15cm" svg:height="1.277cm" svg:x="3.179cm" svg:y="16.722cm">
          <text:list text:style-name="L5">
            <text:list-header>
              <text:p text:style-name="P4">&gt; 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837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1.435cm" svg:y="12.277cm">
          <text:list text:style-name="L5">
            <text:list-header>
              <text:p text:style-name="P4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4.945cm" svg:y="12.27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8.683cm" svg:y="14.605cm">
          <text:list text:style-name="L5">
            <text:list-header>
              <text:p text:style-name="P4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13.552cm" svg:y="14.605cm">
          <text:list text:style-name="L5">
            <text:list-header>
              <text:p text:style-name="P4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9.741cm" svg:y="16.722cm">
          <text:list text:style-name="L5">
            <text:list-header>
              <text:p text:style-name="P4">1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349cm" svg:height="1.277cm" svg:x="18.208cm" svg:y="16.722cm">
          <text:list text:style-name="L5">
            <text:list-header>
              <text:p text:style-name="P4">14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tupid Programmer Trick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tupid Programmer Trick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Reducing small allocs, especially strings</text:span></text:p>
              </text:list-item>
            </text:list>
            <text:list text:style-name="L1">
              <text:list-header>
                <text:p text:style-name="P16"><text:span text:style-name="T3"/></text:p>
              </text:list-header>
            </text:list>
            <text:list text:style-name="L11">
              <text:list-header>
                <text:p text:style-name="P17"><text:span text:style-name="T18">typedef struct Entry {</text:span></text:p>
                <text:p text:style-name="P18"><text:span text:style-name="T18"><text:tab/></text:span><text:span text:style-name="T18">struct Entry *e_next;</text:span></text:p>
                <text:p text:style-name="P18"><text:span text:style-name="T18"><text:tab/></text:span><text:span text:style-name="T18">int e_count;</text:span></text:p>
                <text:p text:style-name="P18"><text:span text:style-name="T18"><text:tab/></text:span><text:span text:style-name="T18">char e_string[1];</text:span></text:p>
                <text:p text:style-name="P17"><text:span text:style-name="T18">} Entry;</text:span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2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tupid Programmer Trick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Inside the malloc library</text:span></text:p>
                <text:p text:style-name="P5"><text:span text:style-name="T3"/></text:p>
              </text:list-item>
            </text:list>
            <text:list text:style-name="L11">
              <text:list-header>
                <text:p text:style-name="P17"><text:span text:style-name="T18">if (size &lt; 32)</text:span></text:p>
                <text:p text:style-name="P18"><text:span text:style-name="T18"><text:tab/></text:span><text:span text:style-name="T18">size = 32;</text:span></text:p>
                <text:p text:style-name="P17"><text:span text:style-name="T18">else if (size &gt; 2048)</text:span></text:p>
                <text:p text:style-name="P18"><text:span text:style-name="T18"><text:tab/></text:span><text:span text:style-name="T18">size = 4096 * ((size+4095)/4096);</text:span></text:p>
                <text:p text:style-name="P17"><text:span text:style-name="T18">else if (size &amp; (size-1)) {</text:span></text:p>
                <text:p text:style-name="P18"><text:span text:style-name="T18"><text:tab/></text:span><text:span text:style-name="T18">find next larger power-of-two</text:span></text:p>
                <text:p text:style-name="P17"><text:span text:style-name="T18">}</text:span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2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tupid Programmer Trick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9"><text:span text:style-name="T3">Defeating your malloc library</text:span></text:p>
              </text:list-item>
            </text:list>
            <text:list text:style-name="L11">
              <text:list-header>
                <text:p text:style-name="P20"><text:span text:style-name="T19">typedef struct MyData {</text:span></text:p>
                <text:p text:style-name="P21"><text:span text:style-name="T19"><text:tab/></text:span><text:span text:style-name="T19">struct MyData *md_nextFree;</text:span></text:p>
                <text:p text:style-name="P21"><text:span text:style-name="T19"><text:tab/></text:span><text:span text:style-name="T19">…</text:span></text:p>
                <text:p text:style-name="P20"><text:span text:style-name="T19">} MyData;</text:span></text:p>
                <text:p text:style-name="P20"><text:span text:style-name="T19">MyData *mdFreePtr;</text:span></text:p>
                <text:p text:style-name="P20"><text:span text:style-name="T19">void MyData_Free(MyData *ent) {ent-&gt;md_nextFree = mdFreePtr; mdFreePtr = ent;}</text:span></text:p>
                <text:p text:style-name="P20"><text:span text:style-name="T19">MyData *MyData_Alloc(void) {</text:span></text:p>
                <text:p text:style-name="P21"><text:span text:style-name="T19"><text:tab/></text:span><text:span text:style-name="T19">if (mdFreePtr != NULL)</text:span></text:p>
                <text:p text:style-name="P21"><text:span text:style-name="T19"><text:tab/></text:span><text:span text:style-name="T19"> <text:s/></text:span><text:span text:style-name="T19">manipulate list, return first item</text:span></text:p>
                <text:p text:style-name="P21"><text:span text:style-name="T19"><text:tab/></text:span><text:span text:style-name="T19">else</text:span></text:p>
                <text:p text:style-name="P21"><text:span text:style-name="T19"><text:tab/></text:span><text:span text:style-name="T19"> <text:s/></text:span><text:span text:style-name="T19">allocate array of items, add all to free list</text:span></text:p>
                <text:p text:style-name="P20"><text:span text:style-name="T19">}</text:span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ggestions for Assignment #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uggestions for Assignment #4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Debugging memory management code is hard</text:p>
              </text:list-item>
            </text:list>
            <text:list text:style-name="L4">
              <text:list-item>
                <text:list>
                  <text:list-item>
                    <text:p text:style-name="P6">A bug in your code might stomp on the headers or footers</text:p>
                  </text:list-item>
                  <text:list-item>
                    <text:p text:style-name="P6">… making it very hard to understand where you are in memory</text:p>
                  </text:list-item>
                </text:list>
              </text:list-item>
            </text:list>
            <text:list text:style-name="L3">
              <text:list-item>
                <text:p text:style-name="P5">Suggestion: debug carefully as you go along</text:p>
              </text:list-item>
            </text:list>
            <text:list text:style-name="L4">
              <text:list-item>
                <text:list>
                  <text:list-item>
                    <text:p text:style-name="P6">Write little bits of code at a time, and test as you go</text:p>
                  </text:list-item>
                  <text:list-item>
                    <text:p text:style-name="P6">Use assertion checks very liberally to catch mistakes early</text:p>
                  </text:list-item>
                  <text:list-item>
                    <text:p text:style-name="P6">Use functions to apply higher-level checks on your list</text:p>
                    <text:list>
                      <text:list-item>
                        <text:p text:style-name="P6">E.g,. all free-list elements are marked as free</text:p>
                      </text:list-item>
                      <text:list-item>
                        <text:p text:style-name="P6">E.g., each chunk pointer is within the heap range</text:p>
                      </text:list-item>
                      <text:list-item>
                        <text:p text:style-name="P6">E.g., the chunk size in header and footer are the sa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Suggestion: working in pairs</text:p>
              </text:list-item>
            </text:list>
            <text:list text:style-name="L4">
              <text:list-item>
                <text:list>
                  <text:list-item>
                    <text:p text:style-name="P6">Think (and discuss) how to collaborate together</text:p>
                  </text:list-item>
                </text:list>
              </text:list-item>
            </text:list>
            <text:list text:style-name="L3">
              <text:list-item>
                <text:p text:style-name="P5">Suggestion: draw lots and lots of pictures</text:p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clu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nclu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20">K&amp;R </text:span><text:span text:style-name="T21">malloc</text:span><text:span text:style-name="T20"> and </text:span><text:span text:style-name="T21">free</text:span><text:span text:style-name="T20"> have limitation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2">Fragmentation of the free space</text:span></text:p>
                    <text:list>
                      <text:list-item>
                        <text:p text:style-name="P8"><text:span text:style-name="T22">Due to the first-first strategy</text:span></text:p>
                      </text:list-item>
                    </text:list>
                  </text:list-item>
                  <text:list-item>
                    <text:p text:style-name="P8"><text:span text:style-name="T22">Linear time for malloc and free</text:span></text:p>
                    <text:list>
                      <text:list-item>
                        <text:p text:style-name="P8"><text:span text:style-name="T22">Due to the need to scan the free 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20">Optimizations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2">Faster </text:span><text:span text:style-name="T23">free</text:span></text:p>
                    <text:list>
                      <text:list-item>
                        <text:p text:style-name="P8"><text:span text:style-name="T22">Headers and footers</text:span></text:p>
                      </text:list-item>
                      <text:list-item>
                        <text:p text:style-name="P8"><text:span text:style-name="T22">Size information and doubly-linked free list</text:span></text:p>
                      </text:list-item>
                    </text:list>
                  </text:list-item>
                  <text:list-item>
                    <text:p text:style-name="P8"><text:span text:style-name="T22">Faster </text:span><text:span text:style-name="T23">malloc</text:span></text:p>
                    <text:list>
                      <text:list-item>
                        <text:p text:style-name="P8"><text:span text:style-name="T22">Multiple free lists, one per size (or range of sizes)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6"><text:span text:style-name="T22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5 355" svg:d="m178 0 177 355h-355z"/>
    <draw:marker draw:name="Çizgi_20_ucu_20_1" draw:display-name="Çizgi ucu 1" svg:viewBox="0 0 350 350" svg:d="m175 0 175 350h-350z"/>
    <draw:marker draw:name="Çizgi_20_ucu_20_10" draw:display-name="Çizgi ucu 10" svg:viewBox="0 0 350 350" svg:d="m175 0 175 350h-350z"/>
    <draw:marker draw:name="Çizgi_20_ucu_20_11" draw:display-name="Çizgi ucu 11" svg:viewBox="0 0 350 350" svg:d="m175 0 175 350h-350z"/>
    <draw:marker draw:name="Çizgi_20_ucu_20_12" draw:display-name="Çizgi ucu 12" svg:viewBox="0 0 350 350" svg:d="m175 0 175 350h-350z"/>
    <draw:marker draw:name="Çizgi_20_ucu_20_13" draw:display-name="Çizgi ucu 13" svg:viewBox="0 0 350 350" svg:d="m175 0 175 350h-350z"/>
    <draw:marker draw:name="Çizgi_20_ucu_20_14" draw:display-name="Çizgi ucu 14" svg:viewBox="0 0 350 350" svg:d="m175 0 175 350h-350z"/>
    <draw:marker draw:name="Çizgi_20_ucu_20_15" draw:display-name="Çizgi ucu 15" svg:viewBox="0 0 350 350" svg:d="m175 0 175 350h-350z"/>
    <draw:marker draw:name="Çizgi_20_ucu_20_16" draw:display-name="Çizgi ucu 16" svg:viewBox="0 0 350 350" svg:d="m175 0 175 350h-350z"/>
    <draw:marker draw:name="Çizgi_20_ucu_20_17" draw:display-name="Çizgi ucu 17" svg:viewBox="0 0 350 350" svg:d="m175 0 175 350h-350z"/>
    <draw:marker draw:name="Çizgi_20_ucu_20_18" draw:display-name="Çizgi ucu 18" svg:viewBox="0 0 350 350" svg:d="m175 0 175 350h-350z"/>
    <draw:marker draw:name="Çizgi_20_ucu_20_19" draw:display-name="Çizgi ucu 19" svg:viewBox="0 0 350 350" svg:d="m175 0 175 350h-350z"/>
    <draw:marker draw:name="Çizgi_20_ucu_20_2" draw:display-name="Çizgi ucu 2" svg:viewBox="0 0 350 350" svg:d="m175 0 175 350h-350z"/>
    <draw:marker draw:name="Çizgi_20_ucu_20_20" draw:display-name="Çizgi ucu 20" svg:viewBox="0 0 350 350" svg:d="m175 0 175 350h-350z"/>
    <draw:marker draw:name="Çizgi_20_ucu_20_21" draw:display-name="Çizgi ucu 21" svg:viewBox="0 0 350 350" svg:d="m175 0 175 350h-350z"/>
    <draw:marker draw:name="Çizgi_20_ucu_20_22" draw:display-name="Çizgi ucu 22" svg:viewBox="0 0 350 350" svg:d="m175 0 175 350h-350z"/>
    <draw:marker draw:name="Çizgi_20_ucu_20_23" draw:display-name="Çizgi ucu 23" svg:viewBox="0 0 350 350" svg:d="m175 0 175 350h-350z"/>
    <draw:marker draw:name="Çizgi_20_ucu_20_24" draw:display-name="Çizgi ucu 24" svg:viewBox="0 0 350 350" svg:d="m175 0 175 350h-350z"/>
    <draw:marker draw:name="Çizgi_20_ucu_20_25" draw:display-name="Çizgi ucu 25" svg:viewBox="0 0 350 350" svg:d="m175 0 175 350h-350z"/>
    <draw:marker draw:name="Çizgi_20_ucu_20_26" draw:display-name="Çizgi ucu 26" svg:viewBox="0 0 350 350" svg:d="m175 0 175 350h-350z"/>
    <draw:marker draw:name="Çizgi_20_ucu_20_27" draw:display-name="Çizgi ucu 27" svg:viewBox="0 0 350 350" svg:d="m175 0 175 350h-350z"/>
    <draw:marker draw:name="Çizgi_20_ucu_20_28" draw:display-name="Çizgi ucu 28" svg:viewBox="0 0 350 350" svg:d="m175 0 175 350h-350z"/>
    <draw:marker draw:name="Çizgi_20_ucu_20_29" draw:display-name="Çizgi ucu 29" svg:viewBox="0 0 350 350" svg:d="m175 0 175 350h-350z"/>
    <draw:marker draw:name="Çizgi_20_ucu_20_3" draw:display-name="Çizgi ucu 3" svg:viewBox="0 0 350 350" svg:d="m175 0 175 350h-350z"/>
    <draw:marker draw:name="Çizgi_20_ucu_20_30" draw:display-name="Çizgi ucu 30" svg:viewBox="0 0 350 350" svg:d="m175 0 175 350h-350z"/>
    <draw:marker draw:name="Çizgi_20_ucu_20_31" draw:display-name="Çizgi ucu 31" svg:viewBox="0 0 350 350" svg:d="m175 0 175 350h-350z"/>
    <draw:marker draw:name="Çizgi_20_ucu_20_32" draw:display-name="Çizgi ucu 32" svg:viewBox="0 0 350 350" svg:d="m175 0 175 350h-350z"/>
    <draw:marker draw:name="Çizgi_20_ucu_20_33" draw:display-name="Çizgi ucu 33" svg:viewBox="0 0 350 350" svg:d="m175 0 175 350h-350z"/>
    <draw:marker draw:name="Çizgi_20_ucu_20_4" draw:display-name="Çizgi ucu 4" svg:viewBox="0 0 350 350" svg:d="m175 0 175 350h-350z"/>
    <draw:marker draw:name="Çizgi_20_ucu_20_5" draw:display-name="Çizgi ucu 5" svg:viewBox="0 0 350 350" svg:d="m175 0 175 350h-350z"/>
    <draw:marker draw:name="Çizgi_20_ucu_20_6" draw:display-name="Çizgi ucu 6" svg:viewBox="0 0 350 350" svg:d="m175 0 175 350h-350z"/>
    <draw:marker draw:name="Çizgi_20_ucu_20_7" draw:display-name="Çizgi ucu 7" svg:viewBox="0 0 350 350" svg:d="m175 0 175 350h-350z"/>
    <draw:marker draw:name="Çizgi_20_ucu_20_8" draw:display-name="Çizgi ucu 8" svg:viewBox="0 0 350 350" svg:d="m175 0 175 350h-350z"/>
    <draw:marker draw:name="Çizgi_20_ucu_20_9" draw:display-name="Çizgi ucu 9" svg:viewBox="0 0 350 350" svg:d="m175 0 175 350h-350z"/>
    <draw:stroke-dash draw:name="Dash_20_10" draw:display-name="Dash 10" draw:style="rect" draw:dots2="1" draw:dots2-length="0.282cm" draw:distance="0.211cm"/>
    <draw:stroke-dash draw:name="Dash_20_11" draw:display-name="Dash 11" draw:style="rect" draw:dots1="1" draw:dots1-length="0.07cm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presentation:style-name="Mpr4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5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presentation:style-name="Mpr6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3-15T20:27:46</dc:date>
    <meta:editing-cycles>474</meta:editing-cycles>
    <meta:editing-duration>PT355H55M29S</meta:editing-duration>
    <meta:document-statistic meta:object-count="577"/>
    <meta:generator>OpenOffice.org/3.2$Linux OpenOffice.org_project/320m19$Build-9505</meta:generator>
  </office:meta>
</office:document-meta>
</file>